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20000000C9B0FDF495265377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sans-serif" svg:font-family="sans-serif"/>
    <style:font-face style:name="sans-serif1" svg:font-family="sans-serif" style:font-family-generic="swiss"/>
  </office:font-face-decls>
  <office:automatic-styles>
    <style:style style:name="Table1" style:family="table">
      <style:table-properties style:width="7.0139in" table:align="margins" style:writing-mode="lr-tb"/>
    </style:style>
    <style:style style:name="Table1.A" style:family="table-column">
      <style:table-column-properties style:column-width="3.5069in" style:rel-column-width="32767*"/>
    </style:style>
    <style:style style:name="Table1.B" style:family="table-column">
      <style:table-column-properties style:column-width="3.5069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Text_20_body">
      <style:paragraph-properties fo:margin-left="0.0138in" fo:margin-right="0in" fo:margin-top="0.0181in" fo:margin-bottom="0in" style:contextual-spacing="false" fo:text-indent="0in" style:auto-text-indent="false"/>
    </style:style>
    <style:style style:name="P3" style:family="paragraph" style:parent-style-name="Text_20_body">
      <style:paragraph-properties fo:margin-left="0.0138in" fo:margin-right="0in" fo:line-height="0.1591in" fo:text-indent="0in" style:auto-text-indent="false"/>
    </style:style>
    <style:style style:name="P4" style:family="paragraph" style:parent-style-name="Text_20_body">
      <style:paragraph-properties fo:margin-left="0.0138in" fo:margin-right="0in" fo:line-height="0.1591in" fo:text-indent="0in" style:auto-text-indent="false"/>
      <style:text-properties style:text-scale="105%"/>
    </style:style>
    <style:style style:name="P5" style:family="paragraph" style:parent-style-name="Heading_20_5">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6" style:family="paragraph" style:parent-style-name="Text_20_body">
      <style:paragraph-properties fo:margin-left="0.6354in" fo:margin-right="0in" fo:margin-top="0.0055in" fo:margin-bottom="0in" style:contextual-spacing="false" fo:text-indent="0in" style:auto-text-indent="false"/>
      <style:text-properties style:text-scale="105%"/>
    </style:style>
    <style:style style:name="P7" style:family="paragraph" style:parent-style-name="Text_20_body">
      <style:paragraph-properties fo:margin-left="0.6354in" fo:margin-right="0in" fo:margin-top="0.0055in" fo:margin-bottom="0in" style:contextual-spacing="false" fo:text-indent="0in" style:auto-text-indent="false"/>
      <style:text-properties officeooo:paragraph-rsid="0010e02a" style:text-scale="105%"/>
    </style:style>
    <style:style style:name="P8" style:family="paragraph" style:parent-style-name="Text_20_body">
      <style:paragraph-properties fo:margin-left="0.6354in" fo:margin-right="0.9898in" fo:margin-top="0.0055in" fo:margin-bottom="0in" style:contextual-spacing="false" fo:line-height="103%" fo:text-indent="0in" style:auto-text-indent="false"/>
      <style:text-properties officeooo:paragraph-rsid="0010e02a" style:text-scale="105%"/>
    </style:style>
    <style:style style:name="P9" style:family="paragraph" style:parent-style-name="Heading_20_5">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10" style:family="paragraph" style:parent-style-name="Heading_20_5">
      <style:paragraph-properties fo:margin-left="0.3571in" fo:margin-right="0in" fo:text-indent="0in" style:auto-text-indent="false">
        <style:tab-stops>
          <style:tab-stop style:position="2.4854in"/>
          <style:tab-stop style:position="4.798in"/>
        </style:tab-stops>
      </style:paragraph-properties>
    </style:style>
    <style:style style:name="P11" style:family="paragraph" style:parent-style-name="Standard">
      <style:paragraph-properties fo:margin-left="0.6354in" fo:margin-right="0.9839in" fo:margin-top="0.0008in" fo:margin-bottom="0in" style:contextual-spacing="false" fo:line-height="103%" fo:text-align="justify" style:justify-single-word="false" fo:text-indent="0in" style:auto-text-indent="false"/>
    </style:style>
    <style:style style:name="P12" style:family="paragraph" style:parent-style-name="Standard">
      <style:paragraph-properties fo:margin-left="0.6354in" fo:margin-right="1.261in" fo:margin-top="0.0047in" fo:margin-bottom="0in" style:contextual-spacing="false" fo:line-height="103%" fo:text-indent="0in" style:auto-text-indent="false"/>
    </style:style>
    <style:style style:name="P13" style:family="paragraph" style:parent-style-name="Text_20_body">
      <style:paragraph-properties fo:margin-left="0.6354in" fo:margin-right="0.9681in" fo:margin-top="0.0055in" fo:margin-bottom="0in" style:contextual-spacing="false" fo:line-height="103%" fo:text-indent="0in" style:auto-text-indent="false"/>
    </style:style>
    <style:style style:name="P14" style:family="paragraph" style:parent-style-name="Text_20_body">
      <style:paragraph-properties fo:margin-left="0.6354in" fo:margin-right="0.9681in" fo:margin-top="0.0075in" fo:margin-bottom="0in" style:contextual-spacing="false" fo:line-height="103%" fo:text-indent="0in" style:auto-text-indent="false"/>
    </style:style>
    <style:style style:name="P15" style:family="paragraph" style:parent-style-name="Text_20_body">
      <style:paragraph-properties fo:margin-left="0.6354in" fo:margin-right="0.8854in" fo:line-height="103%" fo:text-indent="0in" style:auto-text-indent="false"/>
    </style:style>
    <style:style style:name="P16" style:family="paragraph" style:parent-style-name="Text_20_body">
      <style:paragraph-properties fo:margin-left="0.6354in" fo:margin-right="1.0043in" fo:line-height="103%" fo:text-indent="0in" style:auto-text-indent="false"/>
    </style:style>
    <style:style style:name="P17" style:family="paragraph" style:parent-style-name="Text_20_body">
      <style:paragraph-properties fo:margin-left="0.6354in" fo:margin-right="0.9898in" fo:margin-top="0.0055in" fo:margin-bottom="0in" style:contextual-spacing="false" fo:line-height="103%" fo:text-indent="0in" style:auto-text-indent="false"/>
      <style:text-properties officeooo:paragraph-rsid="000b2186"/>
    </style:style>
    <style:style style:name="P18" style:family="paragraph" style:parent-style-name="Text_20_body">
      <style:paragraph-properties fo:margin-left="0.6354in" fo:margin-right="0.7882in" fo:margin-top="0.0055in" fo:margin-bottom="0in" style:contextual-spacing="false" fo:line-height="103%" fo:text-indent="0in" style:auto-text-indent="false"/>
    </style:style>
    <style:style style:name="P19" style:family="paragraph" style:parent-style-name="Standard">
      <style:paragraph-properties fo:margin-left="0.6354in" fo:margin-right="0.4283in" fo:line-height="100%" fo:text-indent="0in" style:auto-text-indent="false"/>
    </style:style>
    <style:style style:name="P20" style:family="paragraph" style:parent-style-name="Text_20_body" style:master-page-name="">
      <loext:graphic-properties draw:fill="none"/>
      <style:paragraph-properties fo:margin-left="0.6252in" fo:margin-right="0.8118in" fo:margin-top="0in" fo:margin-bottom="0in" style:contextual-spacing="false" fo:line-height="100%" fo:text-align="start" style:justify-single-word="false" fo:orphans="0" fo:widows="0" fo:text-indent="0in" style:auto-text-indent="false" style:page-number="auto" fo:background-color="transparent" style:writing-mode="lr-tb"/>
    </style:style>
    <style:style style:name="P21" style:family="paragraph" style:parent-style-name="Text_20_body">
      <loext:graphic-properties draw:fill="none"/>
      <style:paragraph-properties fo:margin-left="0.6252in" fo:margin-right="0.8118in" fo:margin-top="0in" fo:margin-bottom="0in" style:contextual-spacing="false" fo:line-height="100%" fo:text-align="start" style:justify-single-word="false" fo:orphans="0" fo:widows="0" fo:text-indent="0in" style:auto-text-indent="false" fo:background-color="transparent" style:writing-mode="lr-tb"/>
    </style:style>
    <style:style style:name="P22" style:family="paragraph" style:parent-style-name="Text_20_body" style:master-page-name="">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style:page-number="auto" fo:background-color="transparent" style:writing-mode="lr-tb"/>
    </style:style>
    <style:style style:name="P23" style:family="paragraph" style:parent-style-name="Standard">
      <style:paragraph-properties fo:margin-left="2.4189in" fo:margin-right="0in" fo:line-height="0.0138in" fo:text-indent="0in" style:auto-text-indent="false">
        <style:tab-stops>
          <style:tab-stop style:position="6.7283in"/>
        </style:tab-stops>
      </style:paragraph-properties>
    </style:style>
    <style:style style:name="P24" style:family="paragraph" style:parent-style-name="Standard">
      <style:paragraph-properties fo:margin-left="3.3402in" fo:margin-right="0in" fo:line-height="0.0138in" fo:text-indent="0in" style:auto-text-indent="false">
        <style:tab-stops>
          <style:tab-stop style:position="6.7283in"/>
        </style:tab-stops>
      </style:paragraph-properties>
    </style:style>
    <style:style style:name="P25" style:family="paragraph" style:parent-style-name="Standard">
      <style:paragraph-properties fo:margin-left="0.6354in" fo:margin-right="0in" fo:margin-top="0in" fo:margin-bottom="0.0028in" style:contextual-spacing="false" fo:text-indent="0in" style:auto-text-indent="false">
        <style:tab-stops>
          <style:tab-stop style:position="3.3689in"/>
          <style:tab-stop style:position="6.7382in"/>
        </style:tab-stops>
      </style:paragraph-properties>
    </style:style>
    <style:style style:name="P26" style:family="paragraph" style:parent-style-name="Text_20_body">
      <style:paragraph-properties fo:margin-left="0.6354in" fo:margin-right="0in" fo:margin-top="0.1327in" fo:margin-bottom="0in" style:contextual-spacing="false" fo:text-indent="0in" style:auto-text-indent="false">
        <style:tab-stops>
          <style:tab-stop style:position="3.3689in"/>
          <style:tab-stop style:position="6.7382in"/>
        </style:tab-stops>
      </style:paragraph-properties>
    </style:style>
    <style:style style:name="P27" style:family="paragraph" style:parent-style-name="Text_20_body">
      <style:paragraph-properties fo:margin-left="0.6354in" fo:margin-right="0in" fo:margin-top="0in" fo:margin-bottom="0.0016in" style:contextual-spacing="false" fo:text-indent="0in" style:auto-text-indent="false">
        <style:tab-stops>
          <style:tab-stop style:position="3.3689in"/>
          <style:tab-stop style:position="6.7382in"/>
        </style:tab-stops>
      </style:paragraph-properties>
    </style:style>
    <style:style style:name="P28" style:family="paragraph" style:parent-style-name="Text_20_body">
      <style:paragraph-properties fo:margin-left="0.6354in" fo:margin-right="0in" fo:margin-top="0.0654in" fo:margin-bottom="0.0016in" style:contextual-spacing="false" fo:text-indent="0in" style:auto-text-indent="false">
        <style:tab-stops>
          <style:tab-stop style:position="3.3689in"/>
          <style:tab-stop style:position="6.7382in"/>
        </style:tab-stops>
      </style:paragraph-properties>
    </style:style>
    <style:style style:name="P29" style:family="paragraph" style:parent-style-name="Text_20_body">
      <style:paragraph-properties fo:margin-left="0.6354in" fo:margin-right="0in" fo:margin-top="0.1236in" fo:margin-bottom="0.0028in" style:contextual-spacing="false" fo:text-indent="0in" style:auto-text-indent="false">
        <style:tab-stops>
          <style:tab-stop style:position="3.3689in"/>
          <style:tab-stop style:position="6.7382in"/>
        </style:tab-stops>
      </style:paragraph-properties>
      <style:text-properties officeooo:paragraph-rsid="000b96d7"/>
    </style:style>
    <style:style style:name="P30" style:family="paragraph" style:parent-style-name="Standard">
      <style:paragraph-properties fo:margin-left="0.6354in" fo:margin-right="0in" fo:text-indent="0in" style:auto-text-indent="false"/>
    </style:style>
    <style:style style:name="P31" style:family="paragraph" style:parent-style-name="Standard">
      <style:paragraph-properties fo:margin-left="0.6354in" fo:margin-right="0in" fo:margin-top="0.1193in" fo:margin-bottom="0in" style:contextual-spacing="false" fo:text-indent="0in" style:auto-text-indent="false"/>
    </style:style>
    <style:style style:name="P32" style:family="paragraph" style:parent-style-name="Standard">
      <style:paragraph-properties fo:margin-left="0.6354in" fo:margin-right="0in" fo:margin-top="0.0453in" fo:margin-bottom="0in" style:contextual-spacing="false" fo:text-indent="0in" style:auto-text-indent="false"/>
    </style:style>
    <style:style style:name="P33" style:family="paragraph" style:parent-style-name="Text_20_body">
      <style:paragraph-properties fo:margin-top="0.002in" fo:margin-bottom="0in" style:contextual-spacing="false"/>
      <style:text-properties fo:font-size="10.5pt" fo:font-weight="bold" style:font-size-asian="10.5pt" style:font-weight-asian="bold"/>
    </style:style>
    <style:style style:name="P34" style:family="paragraph" style:parent-style-name="Text_20_body">
      <style:paragraph-properties fo:margin-top="0.0035in" fo:margin-bottom="0in" style:contextual-spacing="false"/>
      <style:text-properties fo:font-size="10.5pt" fo:font-weight="bold" style:font-size-asian="10.5pt" style:font-weight-asian="bold"/>
    </style:style>
    <style:style style:name="P35" style:family="paragraph" style:parent-style-name="Text_20_body">
      <style:paragraph-properties fo:margin-top="0.0028in" fo:margin-bottom="0in" style:contextual-spacing="false"/>
      <style:text-properties fo:font-size="10.5pt" fo:font-weight="bold" style:font-size-asian="10.5pt" style:font-weight-asian="bold"/>
    </style:style>
    <style:style style:name="P36" style:family="paragraph" style:parent-style-name="Text_20_body">
      <style:paragraph-properties fo:margin-top="0.0043in" fo:margin-bottom="0in" style:contextual-spacing="false"/>
      <style:text-properties fo:font-size="10.5pt" fo:font-weight="bold" style:font-size-asian="10.5pt" style:font-weight-asian="bold"/>
    </style:style>
    <style:style style:name="P37" style:family="paragraph" style:parent-style-name="Text_20_body">
      <style:paragraph-properties fo:margin-top="0.0035in" fo:margin-bottom="0in" style:contextual-spacing="false"/>
      <style:text-properties fo:font-size="10.5pt" style:font-size-asian="10.5pt"/>
    </style:style>
    <style:style style:name="P38" style:family="paragraph" style:parent-style-name="Text_20_body">
      <style:paragraph-properties fo:margin-left="0.6354in" fo:margin-right="0in" fo:text-indent="0in" style:auto-text-indent="false">
        <style:tab-stops>
          <style:tab-stop style:position="2.4189in"/>
          <style:tab-stop style:position="6.7402in"/>
        </style:tab-stops>
      </style:paragraph-properties>
    </style:style>
    <style:style style:name="P39" style:family="paragraph" style:parent-style-name="Text_20_body">
      <style:paragraph-properties fo:margin-top="0.0035in" fo:margin-bottom="0in" style:contextual-spacing="false"/>
      <style:text-properties style:font-name="Times New Roman" fo:font-size="4.5pt" style:font-size-asian="4.5pt"/>
    </style:style>
    <style:style style:name="P40" style:family="paragraph" style:parent-style-name="Text_20_body">
      <style:paragraph-properties fo:margin-top="0.0016in" fo:margin-bottom="0in" style:contextual-spacing="false"/>
      <style:text-properties style:font-name="Times New Roman" fo:font-size="4.5pt" style:font-size-asian="4.5pt"/>
    </style:style>
    <style:style style:name="P41" style:family="paragraph" style:parent-style-name="Text_20_body">
      <style:text-properties style:font-name="Times New Roman"/>
    </style:style>
    <style:style style:name="P42" style:family="paragraph" style:parent-style-name="Text_20_body">
      <style:paragraph-properties fo:margin-top="0.0028in" fo:margin-bottom="0in" style:contextual-spacing="false"/>
      <style:text-properties style:font-name="Times New Roman" fo:font-size="8.5pt" style:font-size-asian="8.5pt"/>
    </style:style>
    <style:style style:name="P43" style:family="paragraph" style:parent-style-name="Text_20_body">
      <style:paragraph-properties fo:margin-top="0.0035in" fo:margin-bottom="0in" style:contextual-spacing="false"/>
      <style:text-properties style:font-name="Times New Roman" fo:font-size="12pt" style:font-size-asian="12pt"/>
    </style:style>
    <style:style style:name="P44" style:family="paragraph" style:parent-style-name="Text_20_body">
      <style:paragraph-properties fo:margin-left="0.6354in" fo:margin-right="0in" fo:margin-top="0.0654in" fo:margin-bottom="0in" style:contextual-spacing="false" fo:text-indent="0in" style:auto-text-indent="false">
        <style:tab-stops>
          <style:tab-stop style:position="2.4689in"/>
          <style:tab-stop style:position="6.7402in"/>
        </style:tab-stops>
      </style:paragraph-properties>
    </style:style>
    <style:style style:name="P45" style:family="paragraph" style:parent-style-name="Text_20_body">
      <style:paragraph-properties fo:margin-left="0.6354in" fo:margin-right="0in" fo:margin-top="0.0661in" fo:margin-bottom="0in" style:contextual-spacing="false" fo:text-indent="0in" style:auto-text-indent="false">
        <style:tab-stops>
          <style:tab-stop style:position="2.4689in"/>
          <style:tab-stop style:position="6.7402in"/>
        </style:tab-stops>
      </style:paragraph-properties>
    </style:style>
    <style:style style:name="P46" style:family="paragraph" style:parent-style-name="Text_20_body">
      <style:paragraph-properties fo:margin-left="0.6354in" fo:margin-right="0in" fo:margin-top="0.1083in" fo:margin-bottom="0.0016in" style:contextual-spacing="false" fo:text-indent="0in" style:auto-text-indent="false">
        <style:tab-stops>
          <style:tab-stop style:position="2.4689in"/>
          <style:tab-stop style:position="6.7402in"/>
        </style:tab-stops>
      </style:paragraph-properties>
    </style:style>
    <style:style style:name="P47" style:family="paragraph" style:parent-style-name="Text_20_body">
      <style:paragraph-properties fo:margin-left="0.6354in" fo:margin-right="0in" fo:margin-top="0.1083in" fo:margin-bottom="0.0035in" style:contextual-spacing="false" fo:text-indent="0in" style:auto-text-indent="false">
        <style:tab-stops>
          <style:tab-stop style:position="2.4689in"/>
          <style:tab-stop style:position="6.7402in"/>
        </style:tab-stops>
      </style:paragraph-properties>
    </style:style>
    <style:style style:name="P48" style:family="paragraph" style:parent-style-name="Text_20_body">
      <style:paragraph-properties fo:margin-left="0.6354in" fo:margin-right="0in" fo:margin-top="0.1071in" fo:margin-bottom="0.0028in" style:contextual-spacing="false" fo:text-indent="0in" style:auto-text-indent="false">
        <style:tab-stops>
          <style:tab-stop style:position="2.4689in"/>
          <style:tab-stop style:position="6.7402in"/>
        </style:tab-stops>
      </style:paragraph-properties>
    </style:style>
    <style:style style:name="P49" style:family="paragraph" style:parent-style-name="Text_20_body">
      <style:paragraph-properties fo:margin-top="0.0008in" fo:margin-bottom="0in" style:contextual-spacing="false"/>
      <style:text-properties fo:font-size="7pt" style:font-size-asian="7pt"/>
    </style:style>
    <style:style style:name="P50" style:family="paragraph" style:parent-style-name="Text_20_body">
      <style:paragraph-properties fo:margin-top="0.0008in" fo:margin-bottom="0in" style:contextual-spacing="false"/>
      <style:text-properties fo:font-size="8pt" style:font-size-asian="8pt"/>
    </style:style>
    <style:style style:name="P51" style:family="paragraph" style:parent-style-name="Text_20_body">
      <style:paragraph-properties fo:margin-top="0.0043in" fo:margin-bottom="0in" style:contextual-spacing="false"/>
      <style:text-properties fo:font-size="8.5pt" fo:font-weight="bold" style:font-size-asian="8.5pt" style:font-weight-asian="bold"/>
    </style:style>
    <style:style style:name="P52" style:family="paragraph" style:parent-style-name="Text_20_body">
      <style:paragraph-properties fo:margin-top="0.0063in" fo:margin-bottom="0in" style:contextual-spacing="false"/>
      <style:text-properties fo:font-size="8.5pt" style:font-size-asian="8.5pt"/>
    </style:style>
    <style:style style:name="P53" style:family="paragraph" style:parent-style-name="Text_20_body">
      <style:paragraph-properties fo:margin-top="0.0035in" fo:margin-bottom="0in" style:contextual-spacing="false"/>
      <style:text-properties fo:font-size="8.5pt" style:font-size-asian="8.5pt"/>
    </style:style>
    <style:style style:name="P54" style:family="paragraph" style:parent-style-name="Text_20_body">
      <style:paragraph-properties fo:margin-top="0.0047in" fo:margin-bottom="0in" style:contextual-spacing="false"/>
      <style:text-properties fo:font-size="8.5pt" style:font-size-asian="8.5pt"/>
    </style:style>
    <style:style style:name="P55" style:family="paragraph" style:parent-style-name="Text_20_body">
      <style:text-properties fo:font-size="8.5pt" fo:font-style="italic" style:font-size-asian="8.5pt" style:font-style-asian="italic"/>
    </style:style>
    <style:style style:name="P56" style:family="paragraph" style:parent-style-name="Text_20_body">
      <style:paragraph-properties fo:margin-top="0.0071in" fo:margin-bottom="0in" style:contextual-spacing="false"/>
      <style:text-properties fo:font-size="5pt" style:font-size-asian="5pt"/>
    </style:style>
    <style:style style:name="P57" style:family="paragraph" style:parent-style-name="Text_20_body">
      <style:paragraph-properties fo:margin-top="0.0055in" fo:margin-bottom="0in" style:contextual-spacing="false"/>
      <style:text-properties fo:font-size="3.5pt" style:font-size-asian="3.5pt"/>
    </style:style>
    <style:style style:name="P58" style:family="paragraph" style:parent-style-name="Text_20_body">
      <style:paragraph-properties fo:margin-top="0.0071in" fo:margin-bottom="0in" style:contextual-spacing="false"/>
      <style:text-properties fo:font-size="3.5pt" style:font-size-asian="3.5pt"/>
    </style:style>
    <style:style style:name="P59" style:family="paragraph" style:parent-style-name="Text_20_body">
      <style:paragraph-properties fo:margin-top="0.0016in" fo:margin-bottom="0in" style:contextual-spacing="false"/>
      <style:text-properties fo:font-size="9pt" style:font-size-asian="9pt"/>
    </style:style>
    <style:style style:name="P60" style:family="paragraph" style:parent-style-name="Text_20_body">
      <style:paragraph-properties fo:margin-top="0.0083in" fo:margin-bottom="0in" style:contextual-spacing="false"/>
      <style:text-properties fo:font-size="9pt" style:font-size-asian="9pt"/>
    </style:style>
    <style:style style:name="P61" style:family="paragraph" style:parent-style-name="Text_20_body">
      <style:paragraph-properties fo:margin-top="0.0028in" fo:margin-bottom="0in" style:contextual-spacing="false"/>
      <style:text-properties fo:font-size="9pt" fo:font-weight="bold" style:font-size-asian="9pt" style:font-weight-asian="bold"/>
    </style:style>
    <style:style style:name="P62" style:family="paragraph" style:parent-style-name="Text_20_body">
      <style:paragraph-properties fo:margin-top="0.002in" fo:margin-bottom="0in" style:contextual-spacing="false"/>
      <style:text-properties fo:font-size="14.5pt" style:font-size-asian="14.5pt"/>
    </style:style>
    <style:style style:name="P63" style:family="paragraph" style:parent-style-name="Text_20_body">
      <style:paragraph-properties fo:margin-top="0.0008in" fo:margin-bottom="0in" style:contextual-spacing="false"/>
      <style:text-properties fo:font-size="14.5pt" style:font-size-asian="14.5pt"/>
    </style:style>
    <style:style style:name="P64" style:family="paragraph" style:parent-style-name="Text_20_body">
      <style:paragraph-properties fo:margin-top="0.0016in" fo:margin-bottom="0in" style:contextual-spacing="false"/>
      <style:text-properties fo:font-size="14.5pt" style:font-size-asian="14.5pt"/>
    </style:style>
    <style:style style:name="P65" style:family="paragraph" style:parent-style-name="Text_20_body">
      <style:paragraph-properties fo:margin-top="0.0071in" fo:margin-bottom="0in" style:contextual-spacing="false"/>
      <style:text-properties fo:font-size="4.5pt" style:font-size-asian="4.5pt"/>
    </style:style>
    <style:style style:name="P66" style:family="paragraph" style:parent-style-name="Text_20_body">
      <style:paragraph-properties fo:margin-top="0.0063in" fo:margin-bottom="0in" style:contextual-spacing="false"/>
    </style:style>
    <style:style style:name="P67" style:family="paragraph" style:parent-style-name="Text_20_body">
      <style:paragraph-properties fo:margin-top="0.002in" fo:margin-bottom="0in" style:contextual-spacing="false"/>
      <style:text-properties fo:font-size="6.5pt" style:font-size-asian="6.5pt"/>
    </style:style>
    <style:style style:name="P68" style:family="paragraph" style:parent-style-name="Text_20_body">
      <style:paragraph-properties fo:margin-top="0.0043in" fo:margin-bottom="0in" style:contextual-spacing="false"/>
      <style:text-properties fo:font-size="9.5pt" style:font-size-asian="9.5pt"/>
    </style:style>
    <style:style style:name="P69" style:family="paragraph" style:parent-style-name="Text_20_body">
      <style:paragraph-properties fo:margin-top="0.0035in" fo:margin-bottom="0in" style:contextual-spacing="false"/>
      <style:text-properties fo:font-size="9.5pt" style:font-size-asian="9.5pt"/>
    </style:style>
    <style:style style:name="P70" style:family="paragraph" style:parent-style-name="Text_20_body">
      <style:paragraph-properties fo:margin-top="0.0016in" fo:margin-bottom="0in" style:contextual-spacing="false"/>
      <style:text-properties fo:font-size="9.5pt" style:font-size-asian="9.5pt"/>
    </style:style>
    <style:style style:name="P71" style:family="paragraph" style:parent-style-name="Text_20_body">
      <style:text-properties fo:font-weight="bold" style:font-weight-asian="bold"/>
    </style:style>
    <style:style style:name="P72" style:family="paragraph" style:parent-style-name="List_20_Paragraph">
      <style:paragraph-properties fo:margin-left="0.6354in" fo:margin-right="3.3846in" fo:line-height="191%" fo:text-indent="0in" style:auto-text-indent="false">
        <style:tab-stops>
          <style:tab-stop style:position="1.0047in"/>
          <style:tab-stop style:position="1.0055in"/>
        </style:tab-stops>
      </style:paragraph-properties>
      <style:text-properties fo:font-size="10pt" style:font-size-asian="10pt" style:text-scale="105%"/>
    </style:style>
    <style:style style:name="P73" style:family="paragraph" style:parent-style-name="Standard">
      <style:paragraph-properties fo:margin-left="0.6354in" fo:margin-right="0in" fo:margin-top="0.0453in" fo:margin-bottom="0in" style:contextual-spacing="false" fo:text-indent="0in" style:auto-text-indent="false"/>
      <style:text-properties fo:font-size="10pt" style:font-size-asian="10pt" style:text-scale="105%"/>
    </style:style>
    <style:style style:name="P74" style:family="paragraph" style:parent-style-name="Standard" style:master-page-name="">
      <loext:graphic-properties draw:fill="none"/>
      <style:paragraph-properties fo:margin-left="0.6252in" fo:margin-right="0.75in" fo:margin-top="0.0453in" fo:margin-bottom="0in" style:contextual-spacing="false" fo:line-height="100%" fo:text-align="start" style:justify-single-word="false" fo:orphans="0" fo:widows="0" fo:text-indent="0in" style:auto-text-indent="false" style:page-number="auto" fo:background-color="transparent" style:writing-mode="lr-tb"/>
      <style:text-properties fo:font-size="10pt" officeooo:rsid="000c8090" officeooo:paragraph-rsid="000c8090" style:font-size-asian="10pt" style:text-scale="105%"/>
    </style:style>
    <style:style style:name="P75" style:family="paragraph" style:parent-style-name="List_20_Paragraph">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fo:font-size="10pt" officeooo:paragraph-rsid="000b2186" style:font-size-asian="10pt" style:text-scale="105%"/>
    </style:style>
    <style:style style:name="P76" style:family="paragraph" style:parent-style-name="List_20_Paragraph">
      <style:paragraph-properties fo:margin-left="0.8701in" fo:margin-right="1.2382in" fo:margin-top="0.0071in" fo:margin-bottom="0in" style:contextual-spacing="false" fo:line-height="103%" fo:text-indent="-0.2354in" style:auto-text-indent="false">
        <style:tab-stops>
          <style:tab-stop style:position="0.8709in"/>
        </style:tab-stops>
      </style:paragraph-properties>
      <style:text-properties fo:font-size="10pt" style:font-size-asian="10pt" style:text-scale="105%"/>
    </style:style>
    <style:style style:name="P77" style:family="paragraph" style:parent-style-name="List_20_Paragraph">
      <style:paragraph-properties fo:line-height="0.1646in">
        <style:tab-stops>
          <style:tab-stop style:position="0.9134in"/>
          <style:tab-stop style:position="0.9138in"/>
        </style:tab-stops>
      </style:paragraph-properties>
      <style:text-properties fo:font-size="10pt" style:font-size-asian="10pt" style:text-scale="105%"/>
    </style:style>
    <style:style style:name="P78" style:family="paragraph" style:parent-style-name="Standard" style:master-page-name="">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style:page-number="auto" fo:background-color="transparent" style:writing-mode="lr-tb"/>
      <style:text-properties fo:font-size="10pt" officeooo:rsid="000b2186" officeooo:paragraph-rsid="000b2186" style:font-size-asian="10pt" style:text-scale="105%"/>
    </style:style>
    <style:style style:name="P79"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ext-properties fo:font-size="10pt" officeooo:rsid="000b2186" officeooo:paragraph-rsid="000b2186" style:font-size-asian="10pt" style:text-scale="105%"/>
    </style:style>
    <style:style style:name="P80"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ab-stops>
          <style:tab-stop style:position="0.8709in"/>
        </style:tab-stops>
      </style:paragraph-properties>
      <style:text-properties fo:font-size="10pt" officeooo:rsid="000b2186" officeooo:paragraph-rsid="000b2186" style:font-size-asian="10pt" style:text-scale="105%"/>
    </style:style>
    <style:style style:name="P81"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ab-stops>
          <style:tab-stop style:position="0.9134in"/>
          <style:tab-stop style:position="0.9138in"/>
        </style:tab-stops>
      </style:paragraph-properties>
      <style:text-properties fo:font-size="10pt" officeooo:rsid="000b2186" officeooo:paragraph-rsid="000b2186" style:font-size-asian="10pt" style:text-scale="105%"/>
    </style:style>
    <style:style style:name="P82" style:family="paragraph" style:parent-style-name="Table_20_Contents">
      <style:text-properties fo:font-size="10pt" officeooo:rsid="00101e0f" officeooo:paragraph-rsid="00101e0f" style:font-size-asian="10pt" style:font-size-complex="10pt"/>
    </style:style>
    <style:style style:name="P83" style:family="paragraph" style:parent-style-name="Standard">
      <style:paragraph-properties fo:margin-left="0.6354in" fo:margin-right="0in" fo:margin-top="0.0055in" fo:margin-bottom="0in" style:contextual-spacing="false" fo:text-indent="0in" style:auto-text-indent="false"/>
      <style:text-properties fo:font-size="10pt" fo:font-style="italic" style:font-size-asian="10pt" style:font-style-asian="italic" style:text-scale="105%"/>
    </style:style>
    <style:style style:name="P84"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ext-properties fo:font-size="10pt" fo:font-weight="normal" officeooo:rsid="000b2186" officeooo:paragraph-rsid="000b2186" style:font-size-asian="10pt" style:font-weight-asian="normal" style:font-weight-complex="normal" style:text-scale="105%"/>
    </style:style>
    <style:style style:name="P85" style:family="paragraph" style:parent-style-name="Standard">
      <style:paragraph-properties fo:margin-left="0.6354in" fo:margin-right="0in" fo:text-align="justify" style:justify-single-word="false" fo:text-indent="0in" style:auto-text-indent="false"/>
    </style:style>
    <style:style style:name="P86" style:family="paragraph" style:parent-style-name="Text_20_body">
      <style:paragraph-properties fo:margin-top="0.002in" fo:margin-bottom="0in" style:contextual-spacing="false"/>
    </style:style>
    <style:style style:name="P87" style:family="paragraph" style:parent-style-name="Text_20_body">
      <style:paragraph-properties fo:margin-left="0.6354in" fo:margin-right="0.9681in" fo:margin-top="0.0075in" fo:margin-bottom="0in" style:contextual-spacing="false" fo:line-height="103%" fo:text-indent="0in" style:auto-text-indent="false"/>
      <style:text-properties officeooo:rsid="000eb4f3" officeooo:paragraph-rsid="000eb4f3"/>
    </style:style>
    <style:style style:name="P88" style:family="paragraph" style:parent-style-name="Text_20_body">
      <style:paragraph-properties fo:margin-left="0.6354in" fo:margin-right="0.7882in" fo:margin-top="0.0055in" fo:margin-bottom="0in" style:contextual-spacing="false" fo:line-height="103%" fo:text-indent="0in" style:auto-text-indent="false"/>
      <style:text-properties fo:color="#000000" loext:opacity="100%" style:text-underline-style="none" officeooo:rsid="0010e02a" officeooo:paragraph-rsid="0010e02a"/>
    </style:style>
    <style:style style:name="P89" style:family="paragraph" style:parent-style-name="Standard" style:master-page-name="Standard">
      <style:paragraph-properties fo:margin-left="2.5555in" fo:margin-right="0.7091in" fo:margin-top="0.0008in" fo:margin-bottom="0in" style:contextual-spacing="false" fo:text-indent="-1.7772in" style:auto-text-indent="false" style:page-number="8"/>
    </style:style>
    <style:style style:name="P90" style:family="paragraph" style:parent-style-name="Heading_20_5" style:list-style-name="WWNum8">
      <style:paragraph-properties fo:margin-left="1.0272in" fo:margin-right="0in" fo:margin-top="0.1807in" fo:margin-bottom="0in" style:contextual-spacing="false" fo:text-indent="-0.3925in" style:auto-text-indent="false">
        <style:tab-stops>
          <style:tab-stop style:position="1.0272in"/>
          <style:tab-stop style:position="1.028in"/>
        </style:tab-stops>
      </style:paragraph-properties>
    </style:style>
    <style:style style:name="P91" style:family="paragraph" style:parent-style-name="Heading_20_5" style:list-style-name="WWNum8">
      <style:paragraph-properties fo:margin-top="0.0008in" fo:margin-bottom="0in" style:contextual-spacing="false">
        <style:tab-stops>
          <style:tab-stop style:position="0.8709in"/>
        </style:tab-stops>
      </style:paragraph-properties>
    </style:style>
    <style:style style:name="P92" style:family="paragraph" style:parent-style-name="Heading_20_5" style:list-style-name="WWNum8">
      <style:paragraph-properties fo:margin-top="0.0457in" fo:margin-bottom="0in" style:contextual-spacing="false">
        <style:tab-stops>
          <style:tab-stop style:position="0.8709in"/>
        </style:tab-stops>
      </style:paragraph-properties>
    </style:style>
    <style:style style:name="P93" style:family="paragraph" style:parent-style-name="Heading_20_5" style:list-style-name="WWNum8" style:master-page-name="Converted1">
      <style:paragraph-properties fo:margin-left="1.0055in" fo:margin-right="0in" fo:margin-top="0.0673in" fo:margin-bottom="0in" style:contextual-spacing="false" fo:text-indent="-0.3709in" style:auto-text-indent="false" style:page-number="9">
        <style:tab-stops>
          <style:tab-stop style:position="1.0055in"/>
          <style:tab-stop style:position="1.0063in"/>
        </style:tab-stops>
      </style:paragraph-properties>
    </style:style>
    <style:style style:name="P94" style:family="paragraph" style:parent-style-name="Heading_20_5" style:list-style-name="WWNum8">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95" style:family="paragraph" style:parent-style-name="Heading_20_5" style:list-style-name="WWNum8">
      <style:paragraph-properties fo:margin-left="1.0055in" fo:margin-right="0in" fo:text-indent="-0.3709in" style:auto-text-indent="false">
        <style:tab-stops>
          <style:tab-stop style:position="1.0055in"/>
          <style:tab-stop style:position="1.0063in"/>
        </style:tab-stops>
      </style:paragraph-properties>
    </style:style>
    <style:style style:name="P96" style:family="paragraph" style:parent-style-name="Heading_20_5"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97" style:family="paragraph" style:parent-style-name="Heading_20_5" style:list-style-name="WWNum8">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98" style:family="paragraph" style:parent-style-name="Heading_20_5" style:list-style-name="WWNum8">
      <style:paragraph-properties fo:margin-left="1.0055in" fo:margin-right="0in" fo:text-indent="-0.3709in" style:auto-text-indent="false">
        <style:tab-stops>
          <style:tab-stop style:position="1.0055in"/>
          <style:tab-stop style:position="1.0063in"/>
        </style:tab-stops>
      </style:paragraph-properties>
      <style:text-properties style:text-scale="105%"/>
    </style:style>
    <style:style style:name="P99" style:family="paragraph" style:parent-style-name="Heading_20_5"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100" style:family="paragraph" style:parent-style-name="List_20_Paragraph" style:list-style-name="WWNum8">
      <style:paragraph-properties fo:margin-left="0.6354in" fo:margin-right="3.3846in" fo:line-height="191%" fo:text-indent="0in" style:auto-text-indent="false">
        <style:tab-stops>
          <style:tab-stop style:position="1.0047in"/>
          <style:tab-stop style:position="1.0055in"/>
        </style:tab-stops>
      </style:paragraph-properties>
      <style:text-properties officeooo:paragraph-rsid="000c8090"/>
    </style:style>
    <style:style style:name="P101" style:family="paragraph" style:parent-style-name="List_20_Paragraph"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officeooo:paragraph-rsid="000b2186"/>
    </style:style>
    <style:style style:name="P102" style:family="paragraph" style:parent-style-name="List_20_Paragraph"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103" style:family="paragraph" style:parent-style-name="List_20_Paragraph" style:list-style-name="WWNum8">
      <style:paragraph-properties fo:margin-left="1.0055in" fo:margin-right="0in" fo:margin-top="0.0457in" fo:margin-bottom="0in" style:contextual-spacing="false" fo:text-indent="-0.3709in" style:auto-text-indent="false">
        <style:tab-stops>
          <style:tab-stop style:position="1.0055in"/>
          <style:tab-stop style:position="1.0063in"/>
        </style:tab-stops>
      </style:paragraph-properties>
    </style:style>
    <style:style style:name="P104" style:family="paragraph" style:parent-style-name="List_20_Paragraph" style:list-style-name="WWNum8">
      <style:paragraph-properties fo:margin-left="1.0055in" fo:margin-right="0in" fo:margin-top="0.0457in" fo:margin-bottom="0in" style:contextual-spacing="false" fo:text-indent="-0.3701in" style:auto-text-indent="false">
        <style:tab-stops>
          <style:tab-stop style:position="1.0047in"/>
          <style:tab-stop style:position="1.0055in"/>
        </style:tab-stops>
      </style:paragraph-properties>
    </style:style>
    <style:style style:name="P105" style:family="paragraph" style:parent-style-name="List_20_Paragraph" style:list-style-name="WWNum5">
      <style:paragraph-properties fo:margin-top="0.0035in" fo:margin-bottom="0in" style:contextual-spacing="false">
        <style:tab-stops>
          <style:tab-stop style:position="0.8709in"/>
        </style:tab-stops>
      </style:paragraph-properties>
    </style:style>
    <style:style style:name="P106" style:family="paragraph" style:parent-style-name="List_20_Paragraph" style:list-style-name="WWNum5">
      <style:paragraph-properties fo:margin-top="0.0055in" fo:margin-bottom="0in" style:contextual-spacing="false">
        <style:tab-stops>
          <style:tab-stop style:position="0.8709in"/>
        </style:tab-stops>
      </style:paragraph-properties>
    </style:style>
    <style:style style:name="P107" style:family="paragraph" style:parent-style-name="List_20_Paragraph" style:list-style-name="WWNum5">
      <style:paragraph-properties fo:margin-left="0.8701in" fo:margin-right="1.2382in" fo:margin-top="0.0071in" fo:margin-bottom="0in" style:contextual-spacing="false" fo:line-height="103%" fo:text-indent="-0.2354in" style:auto-text-indent="false">
        <style:tab-stops>
          <style:tab-stop style:position="0.8709in"/>
        </style:tab-stops>
      </style:paragraph-properties>
    </style:style>
    <style:style style:name="P108" style:family="paragraph" style:parent-style-name="List_20_Paragraph" style:list-style-name="WWNum4">
      <style:paragraph-properties fo:margin-left="0.9134in" fo:margin-right="0.9937in" fo:margin-top="0.0035in" fo:margin-bottom="0in" style:contextual-spacing="false" fo:line-height="103%" fo:text-indent="-0.2783in" style:auto-text-indent="false">
        <style:tab-stops>
          <style:tab-stop style:position="0.9134in"/>
          <style:tab-stop style:position="0.9138in"/>
        </style:tab-stops>
      </style:paragraph-properties>
    </style:style>
    <style:style style:name="P109" style:family="paragraph" style:parent-style-name="List_20_Paragraph" style:list-style-name="WWNum4">
      <style:paragraph-properties fo:margin-left="0.9134in" fo:margin-right="1.1957in" fo:margin-top="0.002in" fo:margin-bottom="0in" style:contextual-spacing="false" fo:line-height="103%" fo:text-indent="-0.2783in" style:auto-text-indent="false">
        <style:tab-stops>
          <style:tab-stop style:position="0.9134in"/>
          <style:tab-stop style:position="0.9138in"/>
        </style:tab-stops>
      </style:paragraph-properties>
    </style:style>
    <style:style style:name="P110" style:family="paragraph" style:parent-style-name="List_20_Paragraph" style:list-style-name="WWNum4">
      <style:paragraph-properties fo:margin-left="0.9134in" fo:margin-right="1.0484in" fo:line-height="103%" fo:text-indent="-0.2783in" style:auto-text-indent="false">
        <style:tab-stops>
          <style:tab-stop style:position="0.9134in"/>
          <style:tab-stop style:position="0.9138in"/>
        </style:tab-stops>
      </style:paragraph-properties>
    </style:style>
    <style:style style:name="P111" style:family="paragraph" style:parent-style-name="List_20_Paragraph" style:list-style-name="WWNum2">
      <style:paragraph-properties fo:margin-left="0.6354in" fo:margin-right="1.1898in" fo:margin-top="0.0008in" fo:margin-bottom="0in" style:contextual-spacing="false" fo:line-height="103%" fo:text-indent="0in" style:auto-text-indent="false">
        <style:tab-stops>
          <style:tab-stop style:position="0.7543in"/>
        </style:tab-stops>
      </style:paragraph-properties>
    </style:style>
    <style:style style:name="P112" style:family="paragraph" style:parent-style-name="List_20_Paragraph" style:list-style-name="WWNum2">
      <style:paragraph-properties fo:margin-left="0.6354in" fo:margin-right="1.1244in" fo:line-height="103%" fo:text-indent="0in" style:auto-text-indent="false">
        <style:tab-stops>
          <style:tab-stop style:position="0.7543in"/>
        </style:tab-stops>
      </style:paragraph-properties>
    </style:style>
    <style:style style:name="P113" style:family="paragraph" style:parent-style-name="List_20_Paragraph" style:list-style-name="WWNum1">
      <style:paragraph-properties fo:margin-left="1.1055in" fo:margin-right="1.002in" fo:line-height="103%" fo:text-indent="-0.2354in" style:auto-text-indent="false">
        <style:tab-stops>
          <style:tab-stop style:position="1.1055in"/>
        </style:tab-stops>
      </style:paragraph-properties>
    </style:style>
    <style:style style:name="P114" style:family="paragraph" style:parent-style-name="List_20_Paragraph" style:list-style-name="WWNum1">
      <style:paragraph-properties fo:margin-left="1.1055in" fo:margin-right="1.5252in" fo:line-height="103%" fo:text-indent="-0.2354in" style:auto-text-indent="false">
        <style:tab-stops>
          <style:tab-stop style:position="1.1055in"/>
        </style:tab-stops>
      </style:paragraph-properties>
    </style:style>
    <style:style style:name="P115" style:family="paragraph" style:parent-style-name="List_20_Paragraph" style:list-style-name="WWNum4">
      <style:paragraph-properties fo:line-height="0.1646in">
        <style:tab-stops>
          <style:tab-stop style:position="0.9134in"/>
          <style:tab-stop style:position="0.9138in"/>
        </style:tab-stops>
      </style:paragraph-properties>
    </style:style>
    <style:style style:name="P116" style:family="paragraph" style:parent-style-name="List_20_Paragraph" style:list-style-name="WWNum3">
      <style:paragraph-properties fo:margin-top="0.0028in" fo:margin-bottom="0in" style:contextual-spacing="false">
        <style:tab-stops>
          <style:tab-stop style:position="0.8209in"/>
        </style:tab-stops>
      </style:paragraph-properties>
    </style:style>
    <style:style style:name="P117" style:family="paragraph" style:parent-style-name="List_20_Paragraph" style:list-style-name="WWNum3">
      <style:paragraph-properties fo:margin-top="0.0055in" fo:margin-bottom="0in" style:contextual-spacing="false">
        <style:tab-stops>
          <style:tab-stop style:position="0.8209in"/>
        </style:tab-stops>
      </style:paragraph-properties>
    </style:style>
    <style:style style:name="P118" style:family="paragraph" style:parent-style-name="Text_20_body">
      <style:paragraph-properties fo:margin-left="0.0138in" fo:margin-right="0in" fo:line-height="0.1591in" fo:text-indent="0in" style:auto-text-indent="false"/>
      <style:text-properties style:text-scale="105%"/>
    </style:style>
    <style:style style:name="P119" style:family="paragraph" style:parent-style-name="Text_20_body">
      <style:paragraph-properties fo:margin-left="0.0138in" fo:margin-right="0in" fo:line-height="0.1591in" fo:text-indent="0in" style:auto-text-indent="false"/>
    </style:style>
    <style:style style:name="P120" style:family="paragraph" style:parent-style-name="Text_20_body" style:list-style-name="WWNum8" style:master-page-name="">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style:page-number="auto" fo:background-color="transparent" style:writing-mode="lr-tb">
        <style:tab-stops>
          <style:tab-stop style:position="1.0047in"/>
          <style:tab-stop style:position="1.0055in"/>
        </style:tab-stops>
      </style:paragraph-properties>
      <style:text-properties fo:font-size="10pt" officeooo:paragraph-rsid="000c8090" style:font-size-asian="10pt" style:text-scale="105%"/>
    </style:style>
    <style:style style:name="P121" style:family="paragraph" style:parent-style-name="Text_20_body" style:list-style-name="WWNum8">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fo:background-color="transparent" style:writing-mode="lr-tb">
        <style:tab-stops>
          <style:tab-stop style:position="1.0047in"/>
          <style:tab-stop style:position="1.0055in"/>
        </style:tab-stops>
      </style:paragraph-properties>
      <style:text-properties fo:font-size="10pt" officeooo:paragraph-rsid="000c8090" style:font-size-asian="10pt" style:text-scale="105%"/>
    </style:style>
    <style:style style:name="P122" style:family="paragraph" style:parent-style-name="Text_20_body">
      <style:paragraph-properties fo:margin-left="0.6354in" fo:margin-right="0.7882in" fo:margin-top="0.0055in" fo:margin-bottom="0in" style:contextual-spacing="false" fo:line-height="103%" fo:text-indent="0in" style:auto-text-indent="false"/>
      <style:text-properties fo:color="#0000ff" loext:opacity="100%" style:text-underline-style="solid" style:text-underline-width="auto" style:text-underline-color="#0000ff"/>
    </style:style>
    <style:style style:name="P123" style:family="paragraph" style:parent-style-name="Text_20_body" style:list-style-name="WWNum8">
      <style:paragraph-properties fo:margin-top="0.0055in" fo:margin-bottom="0in" style:contextual-spacing="false"/>
      <style:text-properties fo:font-weight="bold" style:font-weight-asian="bold" style:font-weight-complex="bold" style:text-scale="105%"/>
    </style:style>
    <style:style style:name="P124" style:family="paragraph" style:parent-style-name="Text_20_body">
      <style:paragraph-properties fo:margin-left="0.6354in" fo:margin-right="0in" fo:text-indent="0in" style:auto-text-indent="false"/>
      <style:text-properties style:font-name="Calibri1" fo:font-size="10pt" officeooo:paragraph-rsid="0014b273" style:font-size-asian="10pt" style:font-size-complex="10pt" style:text-scale="105%"/>
    </style:style>
    <style:style style:name="P125" style:family="paragraph" style:parent-style-name="Text_20_body">
      <style:paragraph-properties fo:margin-left="0.6354in" fo:margin-right="0in" fo:text-indent="0in" style:auto-text-indent="false"/>
      <style:text-properties style:font-name="Calibri1" fo:font-size="10pt" officeooo:paragraph-rsid="0014b273" style:font-size-asian="10pt" style:font-size-complex="10pt"/>
    </style:style>
    <style:style style:name="P126" style:family="paragraph" style:parent-style-name="Text_20_body">
      <loext:graphic-properties draw:fill="none"/>
      <style:paragraph-properties fo:margin-left="0.6252in" fo:margin-right="0.8118in" fo:margin-top="0in" fo:margin-bottom="0in" style:contextual-spacing="false" fo:line-height="100%" fo:text-align="start" style:justify-single-word="false" fo:orphans="0" fo:widows="0" fo:text-indent="0in" style:auto-text-indent="false" fo:background-color="transparent" style:writing-mode="lr-tb"/>
    </style:style>
    <style:style style:name="P127" style:family="paragraph" style:parent-style-name="Text_20_body">
      <style:paragraph-properties fo:margin-top="0.0063in" fo:margin-bottom="0in" style:contextual-spacing="false"/>
    </style:style>
    <style:style style:name="P128" style:family="paragraph" style:parent-style-name="Text_20_body">
      <style:paragraph-properties fo:margin-top="0.0063in" fo:margin-bottom="0in" style:contextual-spacing="false" fo:break-before="page"/>
    </style:style>
    <style:style style:name="P129" style:family="paragraph" style:parent-style-name="Text_20_body">
      <style:paragraph-properties fo:margin-left="0.6362in" fo:margin-right="0in" fo:margin-top="0.0016in" fo:margin-bottom="0in" style:contextual-spacing="false" fo:text-indent="0in" style:auto-text-indent="false"/>
      <style:text-properties fo:font-size="6.5pt" officeooo:paragraph-rsid="0014b273" style:font-size-asian="6.5pt"/>
    </style:style>
    <style:style style:name="P130" style:family="paragraph">
      <loext:graphic-properties draw:fill="none"/>
      <style:paragraph-properties fo:text-align="start"/>
      <style:text-properties fo:font-size="11pt"/>
    </style:style>
    <style:style style:name="P131" style:family="paragraph">
      <loext:graphic-properties draw:fill="solid" draw:fill-color="#000000"/>
      <style:paragraph-properties fo:text-align="start" style:writing-mode="lr-tb"/>
      <style:text-properties fo:font-size="11pt"/>
    </style:style>
    <style:style style:name="P132" style:family="paragraph">
      <loext:graphic-properties draw:fill="none"/>
      <style:paragraph-properties fo:text-align="start"/>
      <style:text-properties fo:font-size="18pt"/>
    </style:style>
    <style:style style:name="P133" style:family="paragraph">
      <loext:graphic-properties draw:fill="solid" draw:fill-color="#000000"/>
      <style:paragraph-properties fo:text-align="start"/>
      <style:text-properties fo:font-size="18pt"/>
    </style:style>
    <style:style style:name="T1" style:family="text">
      <style:text-properties style:font-name="Garamond" style:text-scale="105%"/>
    </style:style>
    <style:style style:name="T2" style:family="text">
      <style:text-properties style:font-name="Garamond" fo:letter-spacing="-0.0283in" style:text-scale="105%"/>
    </style:style>
    <style:style style:name="T3" style:family="text">
      <style:text-properties style:text-scale="105%"/>
    </style:style>
    <style:style style:name="T4" style:family="text">
      <style:text-properties officeooo:rsid="00121a6f" style:text-scale="105%"/>
    </style:style>
    <style:style style:name="T5" style:family="text">
      <style:text-properties fo:font-size="15pt" fo:font-weight="bold" style:font-size-asian="15pt" style:font-weight-asian="bold"/>
    </style:style>
    <style:style style:name="T6" style:family="text">
      <style:text-properties fo:font-size="12pt" fo:font-weight="bold" style:font-size-asian="12pt" style:font-weight-asian="bold"/>
    </style:style>
    <style:style style:name="T7" style:family="text">
      <style:text-properties fo:letter-spacing="-0.0016in" style:text-scale="105%"/>
    </style:style>
    <style:style style:name="T8" style:family="text">
      <style:text-properties fo:letter-spacing="-0.0035in" style:text-scale="105%"/>
    </style:style>
    <style:style style:name="T9" style:family="text">
      <style:text-properties fo:letter-spacing="-0.0165in" style:text-scale="105%"/>
    </style:style>
    <style:style style:name="T10" style:family="text">
      <style:text-properties style:font-name="Times New Roman" style:text-underline-style="dotted" style:text-underline-width="auto" style:text-underline-color="font-color"/>
    </style:style>
    <style:style style:name="T11" style:family="text">
      <style:text-properties style:font-name="Times New Roman" style:text-underline-style="dotted" style:text-underline-width="auto" style:text-underline-color="font-color" style:text-scale="103%"/>
    </style:style>
    <style:style style:name="T12" style:family="text">
      <style:text-properties style:font-name="Times New Roman" style:text-underline-style="dotted" style:text-underline-width="auto" style:text-underline-color="font-color" officeooo:rsid="0009d3de" style:text-scale="103%"/>
    </style:style>
    <style:style style:name="T13" style:family="text">
      <style:text-properties style:font-name="Times New Roman" style:text-underline-style="dotted" style:text-underline-width="auto" style:text-underline-color="font-color" officeooo:rsid="000ab380" style:text-scale="103%"/>
    </style:style>
    <style:style style:name="T14" style:family="text">
      <style:text-properties style:font-name="Times New Roman" style:text-underline-style="dotted" style:text-underline-width="auto" style:text-underline-color="font-color" officeooo:rsid="000c083e" style:text-scale="103%"/>
    </style:style>
    <style:style style:name="T15" style:family="text">
      <style:text-properties style:font-name="Times New Roman" style:text-underline-style="dotted" style:text-underline-width="auto" style:text-underline-color="font-color" officeooo:rsid="000b96d7" style:text-scale="103%"/>
    </style:style>
    <style:style style:name="T16" style:family="text">
      <style:text-properties style:font-name="Times New Roman" style:text-underline-style="dotted" style:text-underline-width="auto" style:text-underline-color="font-color" officeooo:rsid="00156f66" style:text-scale="103%"/>
    </style:style>
    <style:style style:name="T17" style:family="text">
      <style:text-properties style:font-name="Times New Roman" fo:font-size="1pt" style:font-size-asian="1pt"/>
    </style:style>
    <style:style style:name="T18" style:family="text">
      <style:text-properties style:font-name="Times New Roman" fo:font-size="10pt" style:text-underline-style="dotted" style:text-underline-width="auto" style:text-underline-color="font-color" style:font-size-asian="10pt"/>
    </style:style>
    <style:style style:name="T19" style:family="text">
      <style:text-properties style:font-name="Times New Roman" fo:font-size="10pt" style:text-underline-style="dotted" style:text-underline-width="auto" style:text-underline-color="font-color" style:font-size-asian="10pt" style:text-scale="103%"/>
    </style:style>
    <style:style style:name="T20" style:family="text">
      <style:text-properties style:font-name="Times New Roman" fo:font-size="10pt" style:text-underline-style="dotted" style:text-underline-width="auto" style:text-underline-color="font-color" officeooo:rsid="0009d3de" style:font-size-asian="10pt" style:text-scale="103%"/>
    </style:style>
    <style:style style:name="T21" style:family="text">
      <style:text-properties fo:letter-spacing="-0.0098in" style:text-scale="105%"/>
    </style:style>
    <style:style style:name="T22" style:family="text">
      <style:text-properties fo:letter-spacing="-0.0118in" style:text-scale="105%"/>
    </style:style>
    <style:style style:name="T23" style:family="text">
      <style:text-properties fo:letter-spacing="-0.0091in" style:text-scale="105%"/>
    </style:style>
    <style:style style:name="T24" style:family="text">
      <style:text-properties fo:letter-spacing="-0.011in" style:text-scale="105%"/>
    </style:style>
    <style:style style:name="T25" style:family="text">
      <style:text-properties fo:letter-spacing="-0.0102in" style:text-scale="105%"/>
    </style:style>
    <style:style style:name="T26" style:family="text">
      <style:text-properties fo:letter-spacing="-0.0173in" style:text-scale="105%"/>
    </style:style>
    <style:style style:name="T27" style:family="text">
      <style:text-properties fo:letter-spacing="-0.002in" style:text-scale="105%"/>
    </style:style>
    <style:style style:name="T28" style:family="text">
      <style:text-properties fo:font-size="10pt" style:font-size-asian="10pt"/>
    </style:style>
    <style:style style:name="T29" style:family="text">
      <style:text-properties fo:font-size="10pt" style:font-size-asian="10pt" style:text-scale="105%"/>
    </style:style>
    <style:style style:name="T30" style:family="text">
      <style:text-properties fo:font-size="10pt" officeooo:rsid="000b2186" style:font-size-asian="10pt" style:text-scale="105%"/>
    </style:style>
    <style:style style:name="T31" style:family="text">
      <style:text-properties fo:font-size="10pt" officeooo:rsid="0010e02a" style:font-size-asian="10pt" style:text-scale="105%"/>
    </style:style>
    <style:style style:name="T32" style:family="text">
      <style:text-properties fo:font-size="10pt" fo:letter-spacing="-0.0102in" style:font-size-asian="10pt" style:text-scale="105%"/>
    </style:style>
    <style:style style:name="T33" style:family="text">
      <style:text-properties fo:font-size="10pt" fo:letter-spacing="-0.0102in" fo:font-style="italic" style:font-size-asian="10pt" style:font-style-asian="italic" style:text-scale="105%"/>
    </style:style>
    <style:style style:name="T34" style:family="text">
      <style:text-properties fo:font-size="10pt" fo:font-style="italic" style:font-size-asian="10pt" style:font-style-asian="italic" style:text-scale="105%"/>
    </style:style>
    <style:style style:name="T35" style:family="text">
      <style:text-properties fo:font-size="10pt" fo:letter-spacing="-0.0098in" fo:font-style="italic" style:font-size-asian="10pt" style:font-style-asian="italic" style:text-scale="105%"/>
    </style:style>
    <style:style style:name="T36" style:family="text">
      <style:text-properties fo:font-size="10pt" fo:letter-spacing="-0.0098in" style:font-size-asian="10pt" style:text-scale="105%"/>
    </style:style>
    <style:style style:name="T37" style:family="text">
      <style:text-properties fo:font-size="10pt" fo:letter-spacing="-0.0043in" fo:font-style="italic" style:font-size-asian="10pt" style:font-style-asian="italic" style:text-scale="105%"/>
    </style:style>
    <style:style style:name="T38" style:family="text">
      <style:text-properties fo:font-size="10pt" fo:letter-spacing="-0.0043in" style:font-size-asian="10pt" style:text-scale="105%"/>
    </style:style>
    <style:style style:name="T39" style:family="text">
      <style:text-properties fo:font-size="10pt" fo:letter-spacing="-0.0063in" fo:font-style="italic" style:font-size-asian="10pt" style:font-style-asian="italic" style:text-scale="105%"/>
    </style:style>
    <style:style style:name="T40" style:family="text">
      <style:text-properties fo:font-size="10pt" fo:letter-spacing="-0.0063in" style:font-size-asian="10pt" style:text-scale="105%"/>
    </style:style>
    <style:style style:name="T41" style:family="text">
      <style:text-properties fo:font-size="10pt" fo:letter-spacing="-0.0047in" fo:font-style="italic" style:font-size-asian="10pt" style:font-style-asian="italic" style:text-scale="105%"/>
    </style:style>
    <style:style style:name="T42" style:family="text">
      <style:text-properties fo:font-size="10pt" fo:letter-spacing="-0.0047in" style:font-size-asian="10pt" style:text-scale="105%"/>
    </style:style>
    <style:style style:name="T43" style:family="text">
      <style:text-properties fo:font-size="10pt" fo:letter-spacing="-0.0071in" fo:font-style="italic" style:font-size-asian="10pt" style:font-style-asian="italic" style:text-scale="105%"/>
    </style:style>
    <style:style style:name="T44" style:family="text">
      <style:text-properties fo:font-size="10pt" fo:letter-spacing="-0.0071in" style:font-size-asian="10pt" style:text-scale="105%"/>
    </style:style>
    <style:style style:name="T45" style:family="text">
      <style:text-properties fo:font-size="10pt" fo:letter-spacing="-0.0075in" fo:font-style="italic" style:font-size-asian="10pt" style:font-style-asian="italic" style:text-scale="105%"/>
    </style:style>
    <style:style style:name="T46" style:family="text">
      <style:text-properties fo:font-size="10pt" fo:letter-spacing="-0.0075in" style:font-size-asian="10pt" style:text-scale="105%"/>
    </style:style>
    <style:style style:name="T47" style:family="text">
      <style:text-properties fo:font-size="10pt" fo:letter-spacing="-0.0083in" fo:font-style="italic" style:font-size-asian="10pt" style:font-style-asian="italic" style:text-scale="105%"/>
    </style:style>
    <style:style style:name="T48" style:family="text">
      <style:text-properties fo:font-size="10pt" fo:letter-spacing="-0.0083in" style:font-size-asian="10pt" style:text-scale="105%"/>
    </style:style>
    <style:style style:name="T49" style:family="text">
      <style:text-properties fo:font-size="10pt" fo:letter-spacing="-0.0055in" fo:font-style="italic" style:font-size-asian="10pt" style:font-style-asian="italic" style:text-scale="105%"/>
    </style:style>
    <style:style style:name="T50" style:family="text">
      <style:text-properties fo:font-size="10pt" fo:letter-spacing="-0.0055in" style:font-size-asian="10pt" style:text-scale="105%"/>
    </style:style>
    <style:style style:name="T51" style:family="text">
      <style:text-properties fo:font-size="10pt" fo:letter-spacing="-0.0134in" fo:font-style="italic" style:font-size-asian="10pt" style:font-style-asian="italic" style:text-scale="105%"/>
    </style:style>
    <style:style style:name="T52" style:family="text">
      <style:text-properties fo:font-size="10pt" fo:letter-spacing="-0.0134in" style:font-size-asian="10pt" style:text-scale="105%"/>
    </style:style>
    <style:style style:name="T53" style:family="text">
      <style:text-properties fo:font-size="10pt" fo:letter-spacing="-0.0138in" fo:font-style="italic" style:font-size-asian="10pt" style:font-style-asian="italic" style:text-scale="105%"/>
    </style:style>
    <style:style style:name="T54" style:family="text">
      <style:text-properties fo:font-size="10pt" fo:letter-spacing="-0.0146in" fo:font-style="italic" style:font-size-asian="10pt" style:font-style-asian="italic" style:text-scale="105%"/>
    </style:style>
    <style:style style:name="T55" style:family="text">
      <style:text-properties fo:font-size="10pt" fo:letter-spacing="-0.0146in" style:font-size-asian="10pt" style:text-scale="105%"/>
    </style:style>
    <style:style style:name="T56" style:family="text">
      <style:text-properties fo:font-size="10pt" fo:letter-spacing="-0.011in" fo:font-style="italic" style:font-size-asian="10pt" style:font-style-asian="italic" style:text-scale="105%"/>
    </style:style>
    <style:style style:name="T57" style:family="text">
      <style:text-properties fo:font-size="10pt" fo:letter-spacing="-0.011in" style:font-size-asian="10pt" style:text-scale="105%"/>
    </style:style>
    <style:style style:name="T58" style:family="text">
      <style:text-properties fo:font-size="10pt" fo:letter-spacing="-0.0035in" fo:font-style="italic" style:font-size-asian="10pt" style:font-style-asian="italic" style:text-scale="105%"/>
    </style:style>
    <style:style style:name="T59" style:family="text">
      <style:text-properties fo:font-size="10pt" fo:letter-spacing="-0.0035in" style:font-size-asian="10pt" style:text-scale="105%"/>
    </style:style>
    <style:style style:name="T60" style:family="text">
      <style:text-properties fo:font-size="10pt" fo:font-weight="bold" style:font-size-asian="10pt" style:font-weight-asian="bold" style:text-scale="105%"/>
    </style:style>
    <style:style style:name="T61" style:family="text">
      <style:text-properties fo:font-size="10pt" fo:letter-spacing="-0.0016in" style:font-size-asian="10pt" style:text-scale="105%"/>
    </style:style>
    <style:style style:name="T62" style:family="text">
      <style:text-properties fo:font-size="10pt" fo:letter-spacing="-0.0016in" officeooo:rsid="000c8090" style:font-size-asian="10pt" style:text-scale="105%"/>
    </style:style>
    <style:style style:name="T63" style:family="text">
      <style:text-properties fo:font-size="10pt" fo:letter-spacing="-0.0217in" style:font-size-asian="10pt" style:text-scale="105%"/>
    </style:style>
    <style:style style:name="T64" style:family="text">
      <style:text-properties fo:font-size="10pt" fo:letter-spacing="-0.0091in" fo:font-style="italic" style:font-size-asian="10pt" style:font-style-asian="italic" style:text-scale="105%"/>
    </style:style>
    <style:style style:name="T65" style:family="text">
      <style:text-properties fo:font-size="10pt" fo:letter-spacing="-0.0091in" style:font-size-asian="10pt" style:text-scale="105%"/>
    </style:style>
    <style:style style:name="T66" style:family="text">
      <style:text-properties fo:font-size="10pt" fo:letter-spacing="-0.0028in" style:font-size-asian="10pt" style:text-scale="105%"/>
    </style:style>
    <style:style style:name="T67" style:family="text">
      <style:text-properties fo:font-size="10pt" fo:letter-spacing="-0.002in" style:font-size-asian="10pt" style:text-scale="105%"/>
    </style:style>
    <style:style style:name="T68" style:family="text">
      <style:text-properties fo:font-size="10pt" fo:letter-spacing="-0.0008in" style:font-size-asian="10pt" style:text-scale="105%"/>
    </style:style>
    <style:style style:name="T69" style:family="text">
      <style:text-properties fo:font-size="10pt" fo:letter-spacing="-0.0118in" style:font-size-asian="10pt" style:text-scale="105%"/>
    </style:style>
    <style:style style:name="T70" style:family="text">
      <style:text-properties fo:font-size="10pt" fo:letter-spacing="-0.0209in" style:font-size-asian="10pt" style:text-scale="105%"/>
    </style:style>
    <style:style style:name="T71" style:family="text">
      <style:text-properties fo:font-size="10pt" fo:letter-spacing="-0.0154in" style:font-size-asian="10pt" style:text-scale="105%"/>
    </style:style>
    <style:style style:name="T72" style:family="text">
      <style:text-properties fo:font-size="10pt" fo:letter-spacing="-0.0189in" fo:font-style="italic" style:font-size-asian="10pt" style:font-style-asian="italic" style:text-scale="105%"/>
    </style:style>
    <style:style style:name="T73" style:family="text">
      <style:text-properties fo:font-size="10pt" fo:letter-spacing="-0.0126in" style:font-size-asian="10pt" style:text-scale="105%"/>
    </style:style>
    <style:style style:name="T74" style:family="text">
      <style:text-properties fo:font-size="6.5pt" fo:font-style="italic" style:font-size-asian="6.5pt" style:font-style-asian="italic"/>
    </style:style>
    <style:style style:name="T75" style:family="text">
      <style:text-properties fo:font-size="6.5pt" style:font-size-asian="6.5pt"/>
    </style:style>
    <style:style style:name="T76" style:family="text">
      <style:text-properties fo:letter-spacing="-0.0083in" style:text-scale="105%"/>
    </style:style>
    <style:style style:name="T77" style:family="text">
      <style:text-properties fo:letter-spacing="-0.0075in" style:text-scale="105%"/>
    </style:style>
    <style:style style:name="T78" style:family="text">
      <style:text-properties fo:letter-spacing="-0.0055in" style:text-scale="105%"/>
    </style:style>
    <style:style style:name="T79" style:family="text">
      <style:text-properties fo:letter-spacing="-0.0071in" style:text-scale="105%"/>
    </style:style>
    <style:style style:name="T80" style:family="text">
      <style:text-properties fo:font-size="7.5pt" fo:font-style="italic" style:font-size-asian="7.5pt" style:font-style-asian="italic"/>
    </style:style>
    <style:style style:name="T81" style:family="text">
      <style:text-properties fo:font-size="7.5pt" style:font-size-asian="7.5pt"/>
    </style:style>
    <style:style style:name="T82" style:family="text">
      <style:text-properties fo:color="#0000ff" loext:opacity="100%" fo:font-size="7.5pt" style:font-size-asian="7.5pt"/>
    </style:style>
    <style:style style:name="T83" style:family="text">
      <style:text-properties fo:color="#0000ff" loext:opacity="100%" fo:font-size="10pt" style:font-size-asian="10pt" style:text-scale="105%"/>
    </style:style>
    <style:style style:name="T84" style:family="text">
      <style:text-properties fo:color="#0000ff" loext:opacity="100%" fo:letter-spacing="-0.0756in" style:text-underline-style="solid" style:text-underline-width="auto" style:text-underline-color="#0000ff"/>
    </style:style>
    <style:style style:name="T85" style:family="text">
      <style:text-properties fo:color="#0000ff" loext:opacity="100%" fo:letter-spacing="-0.0756in" style:text-underline-style="solid" style:text-underline-width="auto" style:text-underline-color="#0000ff" style:text-scale="105%"/>
    </style:style>
    <style:style style:name="T86" style:family="text">
      <style:text-properties fo:color="#0000ff" loext:opacity="100%" style:text-underline-style="solid" style:text-underline-width="auto" style:text-underline-color="#0000ff"/>
    </style:style>
    <style:style style:name="T87" style:family="text">
      <style:text-properties fo:color="#0000ff" loext:opacity="100%" style:text-underline-style="solid" style:text-underline-width="auto" style:text-underline-color="#0000ff" style:text-scale="105%"/>
    </style:style>
    <style:style style:name="T88" style:family="text">
      <style:text-properties fo:letter-spacing="-0.0134in" style:text-scale="105%"/>
    </style:style>
    <style:style style:name="T89" style:family="text">
      <style:text-properties fo:letter-spacing="-0.0047in" style:text-scale="105%"/>
    </style:style>
    <style:style style:name="T90" style:family="text">
      <style:text-properties fo:letter-spacing="-0.0063in" style:text-scale="105%"/>
    </style:style>
    <style:style style:name="T91" style:family="text">
      <style:text-properties fo:font-style="italic" style:font-style-asian="italic" style:text-scale="105%"/>
    </style:style>
    <style:style style:name="T92" style:family="text">
      <style:text-properties fo:font-style="italic" style:font-style-asian="italic" style:font-style-complex="italic" style:text-scale="105%"/>
    </style:style>
    <style:style style:name="T93" style:family="text">
      <style:text-properties fo:letter-spacing="-0.0043in" style:text-scale="105%"/>
    </style:style>
    <style:style style:name="T94" style:family="text">
      <style:text-properties fo:letter-spacing="-0.0028in" style:text-scale="105%"/>
    </style:style>
    <style:style style:name="T95" style:family="text">
      <style:text-properties fo:font-weight="normal" officeooo:rsid="0009d3de" style:font-weight-asian="normal" style:font-weight-complex="normal" style:text-scale="105%"/>
    </style:style>
    <style:style style:name="T96" style:family="text">
      <style:text-properties fo:font-weight="normal" officeooo:rsid="000a0c83" style:font-weight-asian="normal" style:font-weight-complex="normal" style:text-scale="105%"/>
    </style:style>
    <style:style style:name="T97" style:family="text">
      <style:text-properties officeooo:rsid="000eb4f3"/>
    </style:style>
    <style:style style:name="T98" style:family="text">
      <style:text-properties officeooo:rsid="0010e02a"/>
    </style:style>
    <style:style style:name="fr1" style:family="graphic" style:parent-style-name="Frame">
      <style:graphic-properties fo:margin-left="0.0035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Frame">
      <style:graphic-properties fo:margin-left="0.0008in" fo:margin-right="0.0047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0118in" fo:margin-right="0.0016in" fo:margin-top="0.011in" fo:margin-bottom="0.004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dash" draw:stroke-dash="Dash"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none" svg:stroke-width="0in" draw:fill="solid" draw:fill-color="#000000" draw:textarea-vertical-align="top" draw:auto-grow-height="false" draw:fit-to-size="false" style:shrink-to-fit="false" fo:min-height="0in" fo:min-width="0in" fo:padding-top="0.05in" fo:padding-bottom="0.05in" fo:padding-left="0.1in" fo:padding-right="0.1in" fo:wrap-option="wrap" style:run-through="foreground"/>
      <style:paragraph-properties style:writing-mode="lr-tb"/>
    </style:style>
    <style:style style:name="gr4" style:family="graphic">
      <style:graphic-properties fo:margin-left="-0.0008in" fo:margin-right="0.0091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draw:stroke="dash" draw:stroke-dash="Dot"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6" style:family="graphic">
      <style:graphic-properties fo:margin-left="0.0028in" fo:margin-right="0.0028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98in" fo:margin-bottom="0.0016in"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solid" svg:stroke-width="0.0134in" svg:stroke-color="#000000" draw:stroke-linejoin="round" draw:fill="none" draw:textarea-vertical-align="top" draw:auto-grow-height="false" fo:min-height="0in" fo:min-width="5.2591in" fo:padding-top="0.0492in" fo:padding-bottom="0.0492in" fo:padding-left="0.0984in" fo:padding-right="0.0984in" fo:wrap-option="wrap" fo:margin-left="0.0035in" fo:margin-right="0.0071in" fo:margin-top="0.0071in" fo:margin-bottom="0.0008in" style:run-through="fore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83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28in" fo:margin-bottom="0.0083in"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47in" fo:margin-bottom="0.0071in" style:run-through="foreground" style:wrap="none"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071in" svg:stroke-color="#0000ff" draw:stroke-linejoin="round" draw:fill="none" draw:textarea-horizontal-align="center" draw:textarea-vertical-align="top" draw:auto-grow-height="false" fo:padding-top="0.0492in" fo:padding-bottom="0.0492in" fo:padding-left="0.0984in" fo:padding-right="0.0984in" fo:wrap-option="wrap" fo:margin-left="0.0118in" fo:margin-right="0.0138in" fo:margin-top="0.0138in" fo:margin-bottom="0.0071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5" style:family="graphic">
      <style:graphic-properties fo:margin-left="0in" fo:margin-right="0.0008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6" style:family="graphic">
      <style:graphic-properties fo:margin-left="0in" fo:margin-right="0.0083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fo:margin-left="0in" fo:margin-right="0.0008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fo:margin-left="0in" fo:margin-right="0.0083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9" style:family="graphic">
      <style:graphic-properties fo:margin-left="0in" fo:margin-right="0.0008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fo:margin-left="0in" fo:margin-right="0.0083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1" style:family="graphic">
      <style:graphic-properties fo:margin-left="0in" fo:margin-right="0.0008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fo:margin-left="0in" fo:margin-right="0.0083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fo:margin-left="0in" fo:margin-right="0.0008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4" style:family="graphic">
      <style:graphic-properties fo:margin-left="0in" fo:margin-right="0.0083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5" style:family="graphic">
      <style:graphic-properties fo:margin-left="0in" fo:margin-right="0.0008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fo:margin-left="0in" fo:margin-right="0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7" style:family="graphic">
      <style:graphic-properties fo:margin-left="0in" fo:margin-right="0.0008in" fo:margin-top="0in" fo:margin-bottom="0.0083in"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horizontal-pos="from-left" style:horizontal-rel="page" draw:wrap-influence-on-position="once-concurrent" loext:allow-overlap="true" style:flow-with-text="false"/>
    </style:style>
    <style:style style:name="gr30" style:family="graphic">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horizontal-pos="from-left" style:horizontal-rel="page" draw:wrap-influence-on-position="once-concurrent" loext:allow-overlap="true" style:flow-with-text="false"/>
    </style:style>
    <style:style style:name="gr31" style:family="graphic">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5"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8"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5">F</text:span><text:span text:style-name="T6">ORM </text:span><text:span text:style-name="T5">2</text:span><text:span text:style-name="T6">A</text:span><text:span text:style-name="T5">- R</text:span><text:span text:style-name="T6">ESEARCH </text:span><text:span text:style-name="T5">M</text:span><text:span text:style-name="T6">ASTER</text:span><text:span text:style-name="T5">’</text:span><text:span text:style-name="T6">S </text:span><text:span text:style-name="T5">P</text:span><text:span text:style-name="T6">SYCHOLOGY</text:span><text:span text:style-name="T5">: R</text:span><text:span text:style-name="T6">ESEARCH </text:span><text:span text:style-name="T5">I</text:span><text:span text:style-name="T6">NTERNSHIP </text:span><text:span text:style-name="T5">R</text:span><text:span text:style-name="T6">ESEARCH </text:span><text:span text:style-name="T5">P</text:span><text:span text:style-name="T6">ROPOSAL</text:span></text:p>
      <text:list xml:id="list1896691553" text:style-name="WWNum8">
        <text:list-item>
          <text:list>
            <text:list-item>
              <text:h text:style-name="P90" text:outline-level="5"><text:span text:style-name="T3">GENERAL</text:span><text:span text:style-name="T7"> </text:span><text:span text:style-name="T3">INFORMATION</text:span></text:h>
            </text:list-item>
          </text:list>
        </text:list-item>
      </text:list>
      <text:p text:style-name="P33"/>
      <text:list xml:id="list173022363090270" text:continue-numbering="true" text:style-name="WWNum8">
        <text:list-item>
          <text:list>
            <text:list-item>
              <text:list>
                <text:list-item>
                  <text:h text:style-name="P91" text:outline-level="5"><text:span text:style-name="T3">Student</text:span><text:span text:style-name="T8"> </text:span><text:span text:style-name="T3">information</text:span></text:h>
                </text:list-item>
              </text:list>
            </text:list-item>
          </text:list>
        </text:list-item>
      </text:list>
      <text:p text:style-name="P34"/>
      <text:p text:style-name="P38"><text:span text:style-name="T3">Student</text:span><text:span text:style-name="T9"> </text:span><text:span text:style-name="T3">name:</text:span><text:tab/><text:span text:style-name="T11"> </text:span><text:span text:style-name="T12">Arne John</text:span><text:span text:style-name="T10"><text:tab/></text:span></text:p>
      <text:p text:style-name="P39"/>
      <text:p text:style-name="P44"><text:span text:style-name="T3">Student</text:span><text:span text:style-name="T21"> </text:span><text:span text:style-name="T3">ID</text:span><text:span text:style-name="T22"> </text:span><text:span text:style-name="T3">card</text:span><text:span text:style-name="T23"> </text:span><text:span text:style-name="T3">number:</text:span><text:tab/><text:span text:style-name="T11"> </text:span><text:span text:style-name="T12">13580329</text:span><text:span text:style-name="T10"><text:tab/></text:span></text:p>
      <text:p text:style-name="P40"/>
      <text:p text:style-name="P45"><text:span text:style-name="T3">Address:</text:span><text:tab/><text:span text:style-name="T11"> </text:span><text:span text:style-name="T13">Cornelis van Rijplantsoen</text:span><text:span text:style-name="T12"> </text:span><text:span text:style-name="T13">75</text:span><text:span text:style-name="T10"><text:tab/></text:span></text:p>
      <text:p text:style-name="P23"><draw:custom-shape text:anchor-type="as-char" svg:y="0in" draw:z-index="29" draw:name="Shape1" draw:style-name="gr30" draw:text-style-name="P132" svg:width="0.0276in" svg:height="0.0071in"><text:p/><draw:enhanced-geometry draw:type="non-primitive"/></draw:custom-shape><text:span text:style-name="T17"><text:tab/></text:span><text:span text:style-name="T17"><draw:custom-shape text:anchor-type="as-char" svg:y="0in" draw:z-index="30" draw:name="Shape2" draw:style-name="gr33" draw:text-style-name="P132" svg:width="0.0142in" svg:height="0.0071in"><text:p/><draw:enhanced-geometry draw:type="non-primitive"/></draw:custom-shape></text:span></text:p>
      <text:p text:style-name="P46"><text:span text:style-name="T3">Postal</text:span><text:span text:style-name="T24"> </text:span><text:span text:style-name="T3">code</text:span><text:span text:style-name="T21"> </text:span><text:span text:style-name="T3">and</text:span><text:span text:style-name="T25"> </text:span><text:span text:style-name="T3">residence:</text:span><text:tab/><text:span text:style-name="T11"> </text:span><text:span text:style-name="T12">10</text:span><text:span text:style-name="T13">63MD</text:span><text:span text:style-name="T12"> Amsterdam</text:span><text:span text:style-name="T10"><text:tab/></text:span></text:p>
      <text:p text:style-name="P23"><draw:g text:anchor-type="as-char" draw:z-index="33" draw:name="Shape3" draw:style-name="gr28"><draw:custom-shape draw:name="Rectangle 33" draw:style-name="gr3" draw:text-style-name="P131" svg:width="0.0276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custom-shape text:anchor-type="as-char" svg:y="0in" draw:z-index="31" draw:name="Shape4" draw:style-name="gr29" draw:text-style-name="P132" svg:width="0.0142in" svg:height="0.0071in"><text:p/><draw:enhanced-geometry draw:type="non-primitive"/></draw:custom-shape></text:span></text:p>
      <text:p text:style-name="P47">Telephone <text:s/>number:<text:tab/><text:span text:style-name="T11"> </text:span><text:span text:style-name="T12">+49 176 30793220</text:span><text:span text:style-name="T10"><text:tab/></text:span></text:p>
      <text:p text:style-name="P23"><draw:custom-shape text:anchor-type="as-char" svg:y="0in" draw:z-index="32" draw:name="Shape5" draw:style-name="gr33" draw:text-style-name="P132" svg:width="0.0276in" svg:height="0.0071in"><text:p/><draw:enhanced-geometry draw:type="non-primitive"/></draw:custom-shape><text:span text:style-name="T17"><text:tab/></text:span><text:span text:style-name="T17"><draw:custom-shape text:anchor-type="as-char" draw:z-index="34" draw:name="Shape6" draw:style-name="gr33" draw:text-style-name="P132" svg:width="0.0142in" svg:height="0.0071in"><draw:enhanced-geometry/></draw:custom-shape></text:span></text:p>
      <text:p text:style-name="P48"><text:span text:style-name="T3">Email</text:span><text:span text:style-name="T26"> </text:span><text:span text:style-name="T3">address:</text:span><text:tab/><text:span text:style-name="T11"> </text:span><text:span text:style-name="T12">arne.john@student.uva.nl</text:span><text:span text:style-name="T10"><text:tab/></text:span></text:p>
      <text:p text:style-name="P23"><draw:g text:anchor-type="as-char" draw:z-index="35" draw:name="Shape7" draw:style-name="gr26"><draw:custom-shape draw:name="Rectangle 25" draw:style-name="gr3" draw:text-style-name="P131" svg:width="0.0276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custom-shape text:anchor-type="as-char" draw:z-index="36" draw:name="Shape8" draw:style-name="gr33" draw:text-style-name="P132" svg:width="0.0142in" svg:height="0.0059in"><draw:enhanced-geometry/></draw:custom-shape></text:span></text:p>
      <text:p text:style-name="P41"/>
      <text:p text:style-name="P42"/>
      <text:list xml:id="list173021938979156" text:continue-numbering="true" text:style-name="WWNum8">
        <text:list-item>
          <text:list>
            <text:list-item>
              <text:list>
                <text:list-item>
                  <text:h text:style-name="P91" text:outline-level="5"><text:span text:style-name="T3">Supervisor</text:span><text:span text:style-name="T27"> </text:span><text:span text:style-name="T3">information</text:span></text:h>
                </text:list-item>
              </text:list>
            </text:list-item>
          </text:list>
        </text:list-item>
      </text:list>
      <text:p text:style-name="P33"/>
      <text:p text:style-name="P25"><text:span text:style-name="T29">Supervisor</text:span><text:span text:style-name="T32"> </text:span><text:span text:style-name="T29">(</text:span><text:span text:style-name="T34">eligible</text:span><text:span text:style-name="T33"> </text:span><text:span text:style-name="T34">for</text:span><text:span text:style-name="T35"> </text:span><text:span text:style-name="T34">the</text:span><text:span text:style-name="T35"> </text:span><text:span text:style-name="T34">ResMas</text:span><text:span text:style-name="T29">):</text:span><text:span text:style-name="T28"><text:tab/></text:span><text:span text:style-name="T19"> </text:span><text:span text:style-name="T20">Prof. Dr. Eric-Jan Wagenmakers</text:span><text:span text:style-name="T18"><text:tab/></text:span></text:p>
      <text:p text:style-name="P24"><draw:g text:anchor-type="as-char" draw:z-index="37" draw:name="Shape9" draw:style-name="gr24"><draw:custom-shape draw:name="Rectangle 21" draw:style-name="gr3" draw:text-style-name="P131" svg:width="0.0059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38" draw:name="Shape10" draw:style-name="gr23"><draw:custom-shape draw:name="Rectangle 19" draw:style-name="gr3" draw:text-style-name="P131" svg:width="0.0142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9"><text:span text:style-name="T74">Note</text:span><text:span text:style-name="T75">. Eligible supervisors are staff members of the Department of Psychology with a PhD-degree and appointed as examiner by the Examinations Board of the Department of Psychology.</text:span></text:p>
      <text:p text:style-name="P26"><text:span text:style-name="T3">Specialization:</text:span><text:tab/><text:span text:style-name="T11"> </text:span><text:span text:style-name="T12">Psychological Methods and Statistics</text:span><text:span text:style-name="T10"><text:tab/></text:span></text:p>
      <text:p text:style-name="P24"><draw:g text:anchor-type="as-char" draw:z-index="39" draw:name="Shape11" draw:style-name="gr22"><draw:custom-shape draw:name="Rectangle 17" draw:style-name="gr3" draw:text-style-name="P131"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0" draw:name="Shape12" draw:style-name="gr21"><draw:custom-shape draw:name="Rectangle 15" draw:style-name="gr3" draw:text-style-name="P131"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41"/>
      <text:p text:style-name="P43"/>
      <text:list xml:id="list173022141592904" text:continue-numbering="true" text:style-name="WWNum8">
        <text:list-item>
          <text:list>
            <text:list-item>
              <text:list>
                <text:list-item>
                  <text:h text:style-name="P92" text:outline-level="5"><text:span text:style-name="T3">Other</text:span><text:span text:style-name="T27"> </text:span><text:span text:style-name="T3">information</text:span></text:h>
                </text:list-item>
              </text:list>
            </text:list-item>
          </text:list>
        </text:list-item>
      </text:list>
      <text:p text:style-name="P34"/>
      <text:p text:style-name="P27"><text:span text:style-name="T3">Date:</text:span><text:tab/><text:span text:style-name="T11"> </text:span><text:span text:style-name="T15">01.02.2022</text:span><text:span text:style-name="T16">–31.08.2023</text:span><text:span text:style-name="T10"><text:tab/></text:span></text:p>
      <text:p text:style-name="P24"><draw:g text:anchor-type="as-char" draw:z-index="41" draw:name="Shape13" draw:style-name="gr20"><draw:custom-shape draw:name="Rectangle 13" draw:style-name="gr3" draw:text-style-name="P131"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2" draw:name="Shape14" draw:style-name="gr19"><draw:custom-shape draw:name="Rectangle 11" draw:style-name="gr3" draw:text-style-name="P131"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29"><text:span text:style-name="T3">Number</text:span><text:span text:style-name="T25"> </text:span><text:span text:style-name="T3">of</text:span><text:span text:style-name="T76"> </text:span><text:span text:style-name="T3">ECs</text:span><text:span text:style-name="T77"> </text:span><text:span text:style-name="T3">for</text:span><text:span text:style-name="T77"> </text:span><text:span text:style-name="T3">the</text:span><text:span text:style-name="T78"> </text:span><text:span text:style-name="T3">research</text:span><text:span text:style-name="T79"> </text:span><text:span text:style-name="T3">internship:</text:span><text:tab/><text:span text:style-name="T11"> </text:span><text:span text:style-name="T12">2</text:span><text:span text:style-name="T14">4</text:span><text:span text:style-name="T10"><text:tab/></text:span></text:p>
      <text:p text:style-name="P24"><draw:g text:anchor-type="as-char" draw:z-index="43" draw:name="Shape15" draw:style-name="gr18"><draw:custom-shape draw:name="Rectangle 9" draw:style-name="gr3" draw:text-style-name="P131" svg:width="0.0059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4" draw:name="Shape16" draw:style-name="gr17"><draw:custom-shape draw:name="Rectangle 7" draw:style-name="gr3" draw:text-style-name="P131" svg:width="0.0142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0"><text:span text:style-name="T74">Note</text:span><text:span text:style-name="T75">. 1EC = 28 hours. Minimally 18EC and maximally 24EC. The total number of EC for the Internship and Thesis should be 50EC.</text:span></text:p>
      <text:p text:style-name="P49"/>
      <text:p text:style-name="P28"><text:span text:style-name="T3">Ethics</text:span><text:span text:style-name="T23"> </text:span><text:span text:style-name="T3">Review</text:span><text:span text:style-name="T23"> </text:span><text:span text:style-name="T3">Board</text:span><text:span text:style-name="T76"> </text:span><text:span text:style-name="T3">(ERB)</text:span><text:span text:style-name="T21"> </text:span><text:span text:style-name="T3">code:</text:span><text:tab/><text:span text:style-name="T11"> </text:span><text:span text:style-name="T10"><text:tab/></text:span></text:p>
      <text:p text:style-name="P24"><draw:g text:anchor-type="as-char" draw:z-index="45" draw:name="Shape17" draw:style-name="gr16"><draw:custom-shape draw:name="Rectangle 5" draw:style-name="gr3" draw:text-style-name="P131"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6" draw:name="Shape18" draw:style-name="gr15"><draw:custom-shape draw:name="Rectangle 3" draw:style-name="gr3" draw:text-style-name="P131"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0"><draw:line text:anchor-type="char" draw:z-index="47" draw:name="Straight Connector 47" draw:style-name="gr14" draw:text-style-name="P132" svg:x1="1.9701in" svg:y1="0.1161in" svg:x2="3.465in" svg:y2="0.1165in"><text:p/></draw:line><text:span text:style-name="T80">Note</text:span><text:span text:style-name="T81">. See </text:span><text:span text:style-name="T82">https:/</text:span><text:a xlink:type="simple" xlink:href="http://www.lab.uva.nl/lab/ethics/" text:style-name="Standard" text:visited-style-name="Standard"><text:span text:style-name="T82">/www.lab.uva.nl/lab/ethics/</text:span></text:a></text:p>
      <text:p text:style-name="Text_20_body"/>
      <text:p text:style-name="P50"/>
      <text:p text:style-name="P11"><draw:custom-shape text:anchor-type="char" draw:z-index="26" draw:name="Straight Connector 46" draw:style-name="gr31" draw:text-style-name="P132" svg:width="2.2894in" svg:height="0.0012in" svg:x="3.4571in" svg:y="0.5051in"><text:p/><draw:enhanced-geometry draw:type="non-primitive"/></draw:custom-shape><text:span text:style-name="T34">Have</text:span><text:span text:style-name="T37"> </text:span><text:span text:style-name="T34">your</text:span><text:span text:style-name="T39"> </text:span><text:span text:style-name="T34">research</text:span><text:span text:style-name="T41"> </text:span><text:span text:style-name="T34">proposal</text:span><text:span text:style-name="T43"> </text:span><text:span text:style-name="T34">signed</text:span><text:span text:style-name="T45"> </text:span><text:span text:style-name="T34">by</text:span><text:span text:style-name="T45"> </text:span><text:span text:style-name="T34">your</text:span><text:span text:style-name="T39"> </text:span><text:span text:style-name="T34">supervisor</text:span><text:span text:style-name="T45"> </text:span><text:span text:style-name="T34">(see</text:span><text:span text:style-name="T45"> </text:span><text:span text:style-name="T34">Section</text:span><text:span text:style-name="T43"> </text:span><text:span text:style-name="T34">9)</text:span><text:span text:style-name="T39"> </text:span><text:span text:style-name="T34">and</text:span><text:span text:style-name="T41"> </text:span><text:span text:style-name="T34">submit</text:span><text:span text:style-name="T39"> </text:span><text:span text:style-name="T34">the</text:span><text:span text:style-name="T43"> </text:span><text:span text:style-name="T34">signed research</text:span><text:span text:style-name="T39"> </text:span><text:span text:style-name="T34">proposal</text:span><text:span text:style-name="T39"> and the two peer reviews </text:span><text:span text:style-name="T34">via</text:span><text:span text:style-name="T47"> </text:span><text:span text:style-name="T34">CANVAS.</text:span><text:span text:style-name="T45"> </text:span><text:span text:style-name="T34">Please</text:span><text:span text:style-name="T43"> </text:span><text:span text:style-name="T34">inform</text:span><text:span text:style-name="T39"> </text:span><text:span text:style-name="T34">by</text:span><text:span text:style-name="T45"> </text:span><text:span text:style-name="T34">email</text:span><text:span text:style-name="T41"> </text:span><text:span text:style-name="T34">your</text:span><text:span text:style-name="T49"> </text:span><text:span text:style-name="T34">supervisor</text:span><text:span text:style-name="T45"> </text:span><text:span text:style-name="T34">and</text:span><text:span text:style-name="T45"> </text:span><text:span text:style-name="T34">the</text:span><text:span text:style-name="T43"> </text:span><text:span text:style-name="T34">secretariat</text:span><text:span text:style-name="T43"> </text:span><text:span text:style-name="T34">of the</text:span><text:span text:style-name="T51"> </text:span><text:span text:style-name="T34">research</text:span><text:span text:style-name="T53"> </text:span><text:span text:style-name="T34">master</text:span><text:span text:style-name="T51"> </text:span><text:span text:style-name="T34">psychology</text:span><text:span text:style-name="T54"> </text:span><text:span text:style-name="T34">(</text:span><text:span text:style-name="T83">thesis-researchmaster-psy-fmg@uva.nl</text:span><text:span text:style-name="T29">)</text:span><text:span text:style-name="T55"> </text:span><text:span text:style-name="T34">that</text:span><text:span text:style-name="T56"> </text:span><text:span text:style-name="T34">you</text:span><text:span text:style-name="T53"> </text:span><text:span text:style-name="T34">submitted your research</text:span><text:span text:style-name="T58"> </text:span><text:span text:style-name="T34">proposal.</text:span></text:p>
      <text:list xml:id="list173021136943174" text:continue-numbering="true" text:style-name="WWNum8">
        <text:list-item>
          <text:list>
            <text:list-item>
              <text:h text:style-name="P93" text:outline-level="5"><text:span text:style-name="T3">TITLE AND SUMMARY OF THE RESEARCH</text:span><text:span text:style-name="T88"> </text:span><text:span text:style-name="T3">PROJECT</text:span></text:h>
            </text:list-item>
          </text:list>
        </text:list-item>
      </text:list>
      <text:p text:style-name="P51"/>
      <text:list xml:id="list173022246375594" text:continue-numbering="true" text:style-name="WWNum8">
        <text:list-item>
          <text:list>
            <text:list-item>
              <text:list>
                <text:list-item>
                  <text:h text:style-name="P97" text:outline-level="5">Title </text:h>
                </text:list-item>
              </text:list>
            </text:list-item>
          </text:list>
        </text:list-item>
      </text:list>
      <text:h text:style-name="P5" text:outline-level="5"/>
      <text:h text:style-name="P9" text:outline-level="5"><text:span text:style-name="T3"><text:tab/></text:span><text:span text:style-name="T95">Auto-Stats – </text:span><text:span text:style-name="T96">Continuous Text Output Explaining Statistics</text:span></text:h>
      <text:p text:style-name="P51"/>
      <text:list xml:id="list173021088388828" text:continue-numbering="true" text:style-name="WWNum8">
        <text:list-item>
          <text:list>
            <text:list-item>
              <text:list>
                <text:list-item>
                  <text:p text:style-name="P100"><text:span text:style-name="T60">Summary of proposal </text:span><text:span text:style-name="T29">– max 150 words</text:span></text:p>
                  <text:p text:style-name="P120">Interpreting statistical output can be difficult and easily wrought with inaccuracies due to a lack of understanding for the nuances in the tools used. While statistical programs like JASP reduce the avenues for failure by allowing users to easily visualize their data and test for statistical assumptions, the issue of falsely drawn conclusions from the numeric results is not resolved. This internship proposes an automatically generated report based on the choices the user makes, with differing levels of verbosity to help users both easily report their findings and avoid common misconceptions of the statistical method used.</text:p>
                  <text:p text:style-name="P121"/>
                  <text:p text:style-name="P100"><text:span text:style-name="T29">Word</text:span><text:span text:style-name="T46"> </text:span><text:span text:style-name="T29">count</text:span><text:span text:style-name="T50"> </text:span><text:span text:style-name="T29">=</text:span><text:span text:style-name="T61"> </text:span><text:span text:style-name="T62">96</text:span></text:p>
                </text:list-item>
              </text:list>
            </text:list-item>
          </text:list>
        </text:list-item>
      </text:list>
      <text:p text:style-name="P72"><text:tab/></text:p>
      <text:p text:style-name="P56"><draw:custom-shape text:anchor-type="char" draw:z-index="48" draw:name="Freeform: Shape 40" draw:style-name="gr13" draw:text-style-name="P132" svg:width="5.4559in" svg:height="0.0016in" svg:x="1.5201in" svg:y="0.1252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57"/>
      <text:list xml:id="list173022304339051" text:continue-numbering="true" text:style-name="WWNum8">
        <text:list-item>
          <text:list>
            <text:list-item>
              <text:p text:style-name="P101"><text:span text:style-name="T60">PROJECT DESCRIPTION </text:span><text:span text:style-name="T29">– max 1200 words (This is a strict</text:span><text:span text:style-name="T63"> </text:span><text:span text:style-name="T29">limit).</text:span></text:p>
            </text:list-item>
          </text:list>
        </text:list-item>
      </text:list>
      <text:p text:style-name="P75"/>
      <text:p text:style-name="P20">Note: Since this project is different from the conventional format, the structure of the proposal has been adjusted accordingly.</text:p>
      <text:p text:style-name="P21"/>
      <text:p text:style-name="P21">Statistical analysis can be a daunting task. With math being the least favorite school subject (EducationQuizzes, 2020), and the reason many US college students do not graduate (https://newsroom.ucla.edu/stories/why-so-many-u-s-students-arent-learning-math, 2018), it stands to reason that mistakes are made in the correct interpretation of results. </text:p>
      <text:p text:style-name="P21"/>
      <text:p text:style-name="P21">However, poor understanding of statistical concepts are not limited to people with little interest or experience in mathematics. Many undergraduate and graduate students as well as academic researchers struggle with correct interpretation of Null-Hypothesis Rejection Testing and p-values (Falk &amp; Greenbaum, 1995; Gigerenzer, 2004; Haller &amp; Krauss, 2002; Oakes, 1986). This is troubling, given how many papers still rely on the p-value to report their findings (e.g., see Stephens et al., 2005 for an ongoing debate within ecology). As pointed out by Goodman (2008), the most common misconception about p-values is “If P &lt;.05, the null hypothesis has only a 5% chance of being true.” It stems from a misunderstanding of where the p-value originates from; Since p-values derive from the assumption of the null-hypothesis being true, they cannot also give information about the null-hypothesis being false. </text:p>
      <text:p text:style-name="P21">The addition of confidence intervals by the APA in the fifth and sixth edition to improve accessibility of statistics seems to have had only mild results. As studies show, confidence intervals, too, are often misunderstood and wrong conclusions are drawn from them (Hoekstra et al., 2014; Morey et al., 2016). This is because p-values, confidence intervals, and differences in Akaike’s information criterion (AIC) are all linked (Murtaugh, 2014). Changing the value reported will not automatically change people’s understanding of the statistical tool as a whole. </text:p>
      <text:p text:style-name="P21"/>
      <text:p text:style-name="P21">Assuming researchers do not want to switch to a Bayesian model of statistics, the easiest way to ensure correct interpretation of statistical results is to give a written report stating what one can and cannot conclude. This way, the researcher can build their reporting around correct sentences rather than relying on their memory and inferred understanding. </text:p>
      <text:p text:style-name="P21"/>
      <text:p text:style-name="P21">JASP is an open-source statistical program that combines the benefits of up-to-date developments <text:soft-page-break/>of statistical methods with the user-friendliness of a program with a GUI. It allows the user to conduct both frequentist and Bayesian statistics. It reduces avenues of failure by easily allowing the user to plot their data and visually discover problems, thereby avoiding misinterpretations by only looking at the descriptive statistics as can be seen in Anscombe's quartet Anscombe, 1973)</text:p>
      <text:p text:style-name="P21"/>
      <text:p text:style-name="P21">Sometimes when people report statistics, they do it incompletely. People don’t plot their data and are not using safety nets to check whether the analysis fits the data. </text:p>
      <text:p text:style-name="P21"/>
      <text:p text:style-name="P22">This project intends to expand the safety net JASP provides users when interpreting their data. It does this by taking the statistical output from JASP and creating a report about the analysis results in text form. It is intended to have three levels of verbosity. On the simplest level, it just states the results with its assumptions, and a link of the literature. On a medium level, the report also includes a simple summary of the chosen test and its statistical assumptions that the data needs to meet. On the highest level, the text also includes common misconceptions and the actual facts about hypothesis testing and parameter interpretation. </text:p>
      <text:p text:style-name="P59"/>
      <text:p text:style-name="P85"><draw:custom-shape text:anchor-type="char" draw:z-index="27" draw:name="Group 35" draw:style-name="gr31" draw:text-style-name="P132" svg:width="2.1953in" svg:height="0.1886in" svg:x="2.3382in" svg:y="-0.0098in"><text:p/><draw:enhanced-geometry draw:type="non-primitive"/></draw:custom-shape><text:span text:style-name="T29">Word count = </text:span><text:span text:style-name="T30">549</text:span></text:p>
      <text:p text:style-name="P62"><draw:custom-shape text:anchor-type="char" draw:z-index="49" draw:name="Freeform: Shape 34" draw:style-name="gr12" draw:text-style-name="P132" svg:width="5.4559in" svg:height="0.0016in" svg:x="1.5201in" svg:y="0.2811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58"/>
      <text:list xml:id="list173022402825781" text:continue-numbering="true" text:style-name="WWNum8">
        <text:list-item>
          <text:list>
            <text:list-item>
              <text:p text:style-name="P104"><text:span text:style-name="T60">PROCEDURE </text:span><text:span text:style-name="T29">– With a maximum of about 1000</text:span><text:span text:style-name="T57"> </text:span><text:span text:style-name="T29">words</text:span></text:p>
            </text:list-item>
          </text:list>
        </text:list-item>
      </text:list>
      <text:p text:style-name="P52"/>
      <text:list xml:id="list173020957435217" text:continue-numbering="true" text:style-name="WWNum8">
        <text:list-item>
          <text:list>
            <text:list-item>
              <text:list>
                <text:list-item>
                  <text:h text:style-name="P98" text:outline-level="5">Operationalization</text:h>
                </text:list-item>
              </text:list>
            </text:list-item>
          </text:list>
        </text:list-item>
      </text:list>
      <text:p text:style-name="P83">Describe how the research questions are operationalized.</text:p>
      <text:list xml:id="list591267406" text:style-name="WWNum5">
        <text:list-item>
          <text:p text:style-name="P105"><text:span text:style-name="T29">Operationalize</text:span><text:span text:style-name="T38"> </text:span><text:span text:style-name="T29">the</text:span><text:span text:style-name="T59"> </text:span><text:span text:style-name="T29">research</text:span><text:span text:style-name="T38"> </text:span><text:span text:style-name="T29">questions</text:span><text:span text:style-name="T68"> </text:span><text:span text:style-name="T29">in</text:span><text:span text:style-name="T50"> </text:span><text:span text:style-name="T29">a clear</text:span><text:span text:style-name="T42"> </text:span><text:span text:style-name="T29">manner</text:span><text:span text:style-name="T59"> </text:span><text:span text:style-name="T29">into</text:span><text:span text:style-name="T42"> </text:span><text:span text:style-name="T29">a</text:span><text:span text:style-name="T67"> </text:span><text:span text:style-name="T29">research</text:span><text:span text:style-name="T59"> </text:span><text:span text:style-name="T29">design/strategy.</text:span></text:p>
        </text:list-item>
        <text:list-item>
          <text:p text:style-name="P106"><text:span text:style-name="T29">Describe</text:span><text:span text:style-name="T66"> </text:span><text:span text:style-name="T29">the</text:span><text:span text:style-name="T67"> </text:span><text:span text:style-name="T29">procedures</text:span><text:span text:style-name="T66"> </text:span><text:span text:style-name="T29">for</text:span><text:span text:style-name="T66"> </text:span><text:span text:style-name="T29">conducting</text:span><text:span text:style-name="T61"> </text:span><text:span text:style-name="T29">the</text:span><text:span text:style-name="T38"> </text:span><text:span text:style-name="T29">research</text:span><text:span text:style-name="T59"> </text:span><text:span text:style-name="T29">and</text:span><text:span text:style-name="T68"> </text:span><text:span text:style-name="T29">collecting</text:span><text:span text:style-name="T38"> </text:span><text:span text:style-name="T29">the</text:span><text:span text:style-name="T61"> </text:span><text:span text:style-name="T29">data.</text:span></text:p>
        </text:list-item>
        <text:list-item>
          <text:p text:style-name="P107"><text:span text:style-name="T29">For</text:span><text:span text:style-name="T69"> </text:span><text:span text:style-name="T29">methodological</text:span><text:span text:style-name="T65"> </text:span><text:span text:style-name="T29">and/or</text:span><text:span text:style-name="T48"> </text:span><text:span text:style-name="T29">simulation</text:span><text:span text:style-name="T36"> </text:span><text:span text:style-name="T29">projects</text:span><text:span text:style-name="T46"> </text:span><text:span text:style-name="T29">describe</text:span><text:span text:style-name="T65"> </text:span><text:span text:style-name="T29">the</text:span><text:span text:style-name="T65"> </text:span><text:span text:style-name="T29">design</text:span><text:span text:style-name="T65"> </text:span><text:span text:style-name="T29">of</text:span><text:span text:style-name="T36"> </text:span><text:span text:style-name="T29">the</text:span><text:span text:style-name="T48"> </text:span><text:span text:style-name="T29">simulation study.</text:span></text:p>
        </text:list-item>
      </text:list>
      <text:p text:style-name="P76"/>
      <text:p text:style-name="P78">The resulting report will be done in R (R Core Team, 2023), with all the packages that the t-test module in JASP requires. The report will be consist of a series of decision trees depending on the user's choices and statistical results. Specifically, the data set provided by the user will be tested for outliers, skewness, normality, and homoscedacity, after which the parameter estimation and significance affect the returned output text. </text:p>
      <text:p text:style-name="P78"/>
      <text:p text:style-name="P79">Additionally, the user can opt into a more verbose report, which includes common misconceptions and false interpretations of t-tests, as well as a simple summary to refresh the user's memory of the nuances of a t-test. </text:p>
      <text:p text:style-name="P79"/>
      <text:p text:style-name="P80">The texts will go through two rounds of review. The first round will be feedback by the supervisor to refine the statements for each potential case; The second round will be a peer-review by other methodology department associates as well as outsiders to check the validity and potential generality of the statements. Once the review stages are complete, this auto-stat report will be implemented into JASP. </text:p>
      <text:p text:style-name="P80"/>
      <text:list xml:id="list173021760147360" text:continue-list="list173020957435217" text:style-name="WWNum8">
        <text:list-item>
          <text:list>
            <text:list-item>
              <text:list>
                <text:list-item>
                  <text:h text:style-name="P94" text:outline-level="5"><text:span text:style-name="T3">Sample</text:span><text:span text:style-name="T7"> </text:span><text:span text:style-name="T3">characteristics</text:span></text:h>
                </text:list-item>
              </text:list>
            </text:list-item>
          </text:list>
        </text:list-item>
      </text:list>
      <text:list xml:id="list3382782514" text:style-name="WWNum4">
        <text:list-item>
          <text:p text:style-name="P108"><text:span text:style-name="T29">Indicate,</text:span><text:span text:style-name="T44"> </text:span><text:span text:style-name="T29">given</text:span><text:span text:style-name="T65"> </text:span><text:span text:style-name="T29">a</text:span><text:span text:style-name="T46"> </text:span><text:span text:style-name="T29">power</text:span><text:span text:style-name="T46"> </text:span><text:span text:style-name="T29">analysis,</text:span><text:span text:style-name="T65"> </text:span><text:span text:style-name="T29">how</text:span><text:span text:style-name="T46"> </text:span><text:span text:style-name="T29">many</text:span><text:span text:style-name="T48"> </text:span><text:span text:style-name="T29">participants</text:span><text:span text:style-name="T44"> </text:span><text:span text:style-name="T29">will</text:span><text:span text:style-name="T44"> </text:span><text:span text:style-name="T29">be</text:span><text:span text:style-name="T46"> </text:span><text:span text:style-name="T29">recruited.</text:span><text:span text:style-name="T48"> </text:span><text:span text:style-name="T29">Also</text:span><text:span text:style-name="T50"> </text:span><text:span text:style-name="T29">motivate whether the resulting number is</text:span><text:span text:style-name="T52"> </text:span><text:span text:style-name="T29">feasible.</text:span></text:p>
        </text:list-item>
        <text:list-item>
          <text:p text:style-name="P109"><text:span text:style-name="T29">If a subset of participants will be excluded from the analysis given their scores on dependent</text:span><text:span text:style-name="T48"> </text:span><text:span text:style-name="T29">variables,</text:span><text:span text:style-name="T65"> </text:span><text:span text:style-name="T29">indicate</text:span><text:span text:style-name="T48"> </text:span><text:span text:style-name="T29">the</text:span><text:span text:style-name="T46"> </text:span><text:span text:style-name="T29">objective</text:span><text:span text:style-name="T44"> </text:span><text:span text:style-name="T29">criterion</text:span><text:span text:style-name="T44"> </text:span><text:span text:style-name="T29">to</text:span><text:span text:style-name="T65"> </text:span><text:span text:style-name="T29">do</text:span><text:span text:style-name="T65"> </text:span><text:span text:style-name="T29">so.</text:span><text:span text:style-name="T46"> </text:span><text:span text:style-name="T29">For</text:span><text:span text:style-name="T44"> </text:span><text:span text:style-name="T29">example</text:span><text:span text:style-name="T44"> </text:span><text:span text:style-name="T29">include</text:span><text:span text:style-name="T44"> </text:span><text:span text:style-name="T29">a phrase like: “Scores on dependent variables exceeding ± 3 </text:span><text:span text:style-name="T34">SD </text:span><text:span text:style-name="T29">of the mean will be excluded from the</text:span><text:span text:style-name="T50"> </text:span><text:span text:style-name="T29">analysis’’.</text:span></text:p>
        </text:list-item>
        <text:list-item>
          <text:p text:style-name="P110"><text:span text:style-name="T29">If a subset of participants will be excluded from the analysis given their scores on a manipulation</text:span><text:span text:style-name="T65"> </text:span><text:span text:style-name="T29">check</text:span><text:span text:style-name="T36"> </text:span><text:span text:style-name="T29">item,</text:span><text:span text:style-name="T48"> </text:span><text:span text:style-name="T29">indicate</text:span><text:span text:style-name="T46"> </text:span><text:span text:style-name="T29">the</text:span><text:span text:style-name="T44"> </text:span><text:span text:style-name="T29">objective</text:span><text:span text:style-name="T44"> </text:span><text:span text:style-name="T29">criterion</text:span><text:span text:style-name="T48"> </text:span><text:span text:style-name="T29">to</text:span><text:span text:style-name="T40"> </text:span><text:span text:style-name="T29">do</text:span><text:span text:style-name="T46"> </text:span><text:span text:style-name="T29">so.</text:span><text:span text:style-name="T65"> </text:span><text:span text:style-name="T29">For</text:span><text:span text:style-name="T65"> </text:span><text:span text:style-name="T29">example</text:span><text:span text:style-name="T50"> </text:span><text:span text:style-name="T29">include a</text:span><text:span text:style-name="T50"> </text:span><text:span text:style-name="T29">phrase</text:span><text:span text:style-name="T44"> </text:span><text:span text:style-name="T29">like:</text:span><text:span text:style-name="T42"> </text:span><text:span text:style-name="T29">“Participants</text:span><text:span text:style-name="T38"> </text:span><text:span text:style-name="T29">scoring</text:span><text:span text:style-name="T42"> </text:span><text:span text:style-name="T29">15</text:span><text:span text:style-name="T50"> </text:span><text:span text:style-name="T29">or</text:span><text:span text:style-name="T40"> </text:span><text:span text:style-name="T29">lower</text:span><text:span text:style-name="T46"> </text:span><text:span text:style-name="T29">on</text:span><text:span text:style-name="T50"> </text:span><text:span text:style-name="T29">a</text:span><text:span text:style-name="T50"> </text:span><text:span text:style-name="T29">manipulation</text:span><text:span text:style-name="T40"> </text:span><text:span text:style-name="T29">checks</text:span><text:span text:style-name="T40"> </text:span><text:soft-page-break/><text:span text:style-name="T29">item,</text:span><text:span text:style-name="T42"> </text:span><text:span text:style-name="T29">will</text:span><text:span text:style-name="T46"> </text:span><text:span text:style-name="T29">be excluded from the</text:span><text:span text:style-name="T50"> </text:span><text:span text:style-name="T29">analysis”.</text:span></text:p>
        </text:list-item>
        <text:list-item>
          <text:p text:style-name="P115"><text:span text:style-name="T29">In case of a simulation study, indicate how data will be</text:span><text:span text:style-name="T70"> </text:span><text:span text:style-name="T29">generated.</text:span></text:p>
        </text:list-item>
      </text:list>
      <text:p text:style-name="P77"/>
      <text:p text:style-name="P81">Does not apply.</text:p>
      <text:p text:style-name="P81"/>
      <text:list xml:id="list173020902080769" text:continue-list="list173021760147360" text:style-name="WWNum8">
        <text:list-item>
          <text:list>
            <text:list-item>
              <text:list>
                <text:list-item>
                  <text:h text:style-name="P99" text:outline-level="5">Materials</text:h>
                </text:list-item>
              </text:list>
            </text:list-item>
          </text:list>
        </text:list-item>
      </text:list>
      <text:p text:style-name="P13"><text:span text:style-name="T3">Indicate which tests, stimuli, equipment, etc. will be used; provide sufficiently elaborate descriptions</text:span><text:span text:style-name="T25"> </text:span><text:span text:style-name="T3">and</text:span><text:span text:style-name="T23"> </text:span><text:span text:style-name="T3">motivate</text:span><text:span text:style-name="T21"> </text:span><text:span text:style-name="T3">your</text:span><text:span text:style-name="T23"> </text:span><text:span text:style-name="T3">choice.</text:span><text:span text:style-name="T22"> </text:span><text:span text:style-name="T3">(Always</text:span><text:span text:style-name="T23"> </text:span><text:span text:style-name="T3">report</text:span><text:span text:style-name="T21"> </text:span><text:span text:style-name="T3">the</text:span><text:span text:style-name="T25"> </text:span><text:span text:style-name="T3">psychometric</text:span><text:span text:style-name="T21"> </text:span><text:span text:style-name="T3">characteristics,</text:span><text:span text:style-name="T24"> </text:span><text:span text:style-name="T3">such as reliability and validity, if existing tests are used. If new or adapted instruments or test materials (e.g., questionnaires) will be developed, then the new instrument must be independently validated first; only then it can be used as a testing instrument. Exception to this rule is allowed in case of questionnaires that do not contain more than one question (e.g.,</text:span><text:span text:style-name="T79"> </text:span><text:span text:style-name="T3">indicate</text:span><text:span text:style-name="T79"> </text:span><text:span text:style-name="T3">on</text:span><text:span text:style-name="T78"> </text:span><text:span text:style-name="T3">a</text:span><text:span text:style-name="T78"> </text:span><text:span text:style-name="T3">5-point</text:span><text:span text:style-name="T89"> </text:span><text:span text:style-name="T3">scale</text:span><text:span text:style-name="T78"> </text:span><text:span text:style-name="T3">how</text:span><text:span text:style-name="T89"> </text:span><text:span text:style-name="T3">you</text:span><text:span text:style-name="T90"> </text:span><text:span text:style-name="T3">feel</text:span><text:span text:style-name="T78"> </text:span><text:span text:style-name="T3">today).</text:span><text:span text:style-name="T89"> </text:span><text:span text:style-name="T3">In</text:span><text:span text:style-name="T78"> </text:span><text:span text:style-name="T3">case</text:span><text:span text:style-name="T78"> </text:span><text:span text:style-name="T3">of</text:span><text:span text:style-name="T8"> </text:span><text:span text:style-name="T3">a</text:span><text:span text:style-name="T79"> </text:span><text:span text:style-name="T3">simulation</text:span><text:span text:style-name="T8"> </text:span><text:span text:style-name="T3">study</text:span><text:span text:style-name="T77"> </text:span><text:span text:style-name="T3">4.3</text:span><text:span text:style-name="T78"> </text:span><text:span text:style-name="T3">might be</text:span><text:span text:style-name="T27"> </text:span><text:span text:style-name="T3">omitted.</text:span></text:p>
      <text:p text:style-name="P13"/>
      <text:p text:style-name="P84">This internship will be focus on the Student's t-test as a trial case to see whether this report works as intended. Following this, the report will be generalized for paired samples and one-sample <text:span text:style-name="T97">t-tests, as well as non-parametric versions</text:span>.</text:p>
      <text:p text:style-name="P53"/>
      <text:list xml:id="list173022221024788" text:continue-numbering="true" text:style-name="WWNum8">
        <text:list-item>
          <text:list>
            <text:list-item>
              <text:list>
                <text:list-item>
                  <text:h text:style-name="P95" text:outline-level="5"><text:span text:style-name="T3">Data</text:span><text:span text:style-name="T7"> </text:span><text:span text:style-name="T3">analysis</text:span></text:h>
                </text:list-item>
              </text:list>
            </text:list-item>
          </text:list>
        </text:list-item>
      </text:list>
      <text:p text:style-name="P17"><text:span text:style-name="T3">Describe the data preprocessing. Indicate for each research question </text:span><text:span text:style-name="T91">separately</text:span><text:span text:style-name="T3">, how it is translated into a statistical prediction.</text:span><text:span text:style-name="T79"> </text:span><text:span text:style-name="T3">For</text:span><text:span text:style-name="T77"> </text:span><text:span text:style-name="T3">example:</text:span><text:span text:style-name="T79"> </text:span><text:span text:style-name="T3">“In</text:span><text:span text:style-name="T76"> </text:span><text:span text:style-name="T3">a</text:span><text:span text:style-name="T90"> </text:span><text:span text:style-name="T3">repeated</text:span><text:span text:style-name="T76"> </text:span><text:span text:style-name="T3">measures</text:span><text:span text:style-name="T79"> </text:span><text:span text:style-name="T3">ANOVA</text:span><text:span text:style-name="T76"> </text:span><text:span text:style-name="T3">we</text:span><text:span text:style-name="T76"> </text:span><text:span text:style-name="T3">expect</text:span><text:span text:style-name="T79"> </text:span><text:span text:style-name="T3">an</text:span><text:span text:style-name="T76"> </text:span><text:span text:style-name="T3">interaction</text:span><text:span text:style-name="T77"> </text:span><text:span text:style-name="T3">effect</text:span><text:span text:style-name="T79"> </text:span><text:span text:style-name="T3">of the</text:span><text:span text:style-name="T90"> </text:span><text:span text:style-name="T3">between</text:span><text:span text:style-name="T77"> </text:span><text:span text:style-name="T3">factor</text:span><text:span text:style-name="T89"> </text:span><text:span text:style-name="T3">x</text:span><text:span text:style-name="T90"> </text:span><text:span text:style-name="T3">and</text:span><text:span text:style-name="T93"> </text:span><text:span text:style-name="T3">the</text:span><text:span text:style-name="T90"> </text:span><text:span text:style-name="T3">within</text:span><text:span text:style-name="T78"> </text:span><text:span text:style-name="T3">factor</text:span><text:span text:style-name="T78"> </text:span><text:span text:style-name="T3">y</text:span><text:span text:style-name="T78"> </text:span><text:span text:style-name="T3">on</text:span><text:span text:style-name="T90"> </text:span><text:span text:style-name="T3">the</text:span><text:span text:style-name="T90"> </text:span><text:span text:style-name="T3">dependent</text:span><text:span text:style-name="T90"> </text:span><text:span text:style-name="T3">variable</text:span><text:span text:style-name="T79"> </text:span><text:span text:style-name="T3">z.</text:span><text:span text:style-name="T78"> </text:span><text:span text:style-name="T3">Also</text:span><text:span text:style-name="T90"> </text:span><text:span text:style-name="T3">indicate</text:span><text:span text:style-name="T90"> </text:span><text:span text:style-name="T3">how you</text:span><text:span text:style-name="T76"> </text:span><text:span text:style-name="T3">will</text:span><text:span text:style-name="T79"> </text:span><text:span text:style-name="T3">correct</text:span><text:span text:style-name="T76"> </text:span><text:span text:style-name="T3">for</text:span><text:span text:style-name="T79"> </text:span><text:span text:style-name="T3">multiple</text:span><text:span text:style-name="T76"> </text:span><text:span text:style-name="T3">comparisons.</text:span><text:span text:style-name="T90"> </text:span><text:span text:style-name="T3">Only</text:span><text:span text:style-name="T23"> </text:span><text:span text:style-name="T3">the</text:span><text:span text:style-name="T77"> </text:span><text:span text:style-name="T3">analyses</text:span><text:span text:style-name="T21"> </text:span><text:span text:style-name="T3">proposed</text:span><text:span text:style-name="T90"> </text:span><text:span text:style-name="T3">here</text:span><text:span text:style-name="T77"> </text:span><text:span text:style-name="T3">can</text:span><text:span text:style-name="T77"> </text:span><text:span text:style-name="T3">be</text:span><text:span text:style-name="T77"> </text:span><text:span text:style-name="T3">described as confirmatory analyses in your research report. All other have to be mentioned as exploratory.</text:span></text:p>
      <text:p text:style-name="P17"/>
      <text:p text:style-name="P17">As this internship focuses on developing a report from user data, no actual data analysis will be done. Nonetheless, the report will test for assumptions and their violations before conducting a student t-test. </text:p>
      <text:p text:style-name="Text_20_body"/>
      <text:p text:style-name="P31"><text:span text:style-name="T29">Word count </text:span><text:span text:style-name="T30">=</text:span><text:span text:style-name="T29"> </text:span><text:span text:style-name="T30">242</text:span></text:p>
      <text:p text:style-name="P63"><draw:custom-shape text:anchor-type="char" draw:z-index="50" draw:name="Freeform: Shape 28" draw:style-name="gr11" draw:text-style-name="P132" svg:width="5.4559in" svg:height="0.0016in" svg:x="1.5201in" svg:y="0.2799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65"/>
      <text:list xml:id="list173022193629465" text:continue-numbering="true" text:style-name="WWNum8">
        <text:list-item>
          <text:list>
            <text:list-item>
              <text:p text:style-name="P102"><text:span text:style-name="T60">INTENDED RESULTS </text:span><text:span text:style-name="T29">- max 250</text:span><text:span text:style-name="T57"> </text:span><text:span text:style-name="T29">words</text:span></text:p>
            </text:list-item>
          </text:list>
        </text:list-item>
      </text:list>
      <text:p text:style-name="P54"/>
      <text:p text:style-name="P15"><text:span text:style-name="T3">Clarify</text:span><text:span text:style-name="T76"> </text:span><text:span text:style-name="T3">what</text:span><text:span text:style-name="T76"> </text:span><text:span text:style-name="T3">the</text:span><text:span text:style-name="T76"> </text:span><text:span text:style-name="T3">implication</text:span><text:span text:style-name="T23"> </text:span><text:span text:style-name="T3">of</text:span><text:span text:style-name="T90"> </text:span><text:span text:style-name="T3">possible</text:span><text:span text:style-name="T79"> </text:span><text:span text:style-name="T3">outcomes</text:span><text:span text:style-name="T77"> </text:span><text:span text:style-name="T3">would</text:span><text:span text:style-name="T23"> </text:span><text:span text:style-name="T3">be</text:span><text:span text:style-name="T79"> </text:span><text:span text:style-name="T3">(per</text:span><text:span text:style-name="T76"> </text:span><text:span text:style-name="T3">hypothesis)</text:span><text:span text:style-name="T76"> </text:span><text:span text:style-name="T3">for</text:span><text:span text:style-name="T79"> </text:span><text:span text:style-name="T3">the</text:span><text:span text:style-name="T77"> </text:span><text:span text:style-name="T3">specific and general research questions as well as for the theory. Address the following in approximately 250</text:span><text:span text:style-name="T8"> </text:span><text:span text:style-name="T3">words:</text:span></text:p>
      <text:list xml:id="list3611194396" text:style-name="WWNum3">
        <text:list-item>
          <text:p text:style-name="P116"><text:span text:style-name="T29">What</text:span><text:span text:style-name="T42"> </text:span><text:span text:style-name="T29">are</text:span><text:span text:style-name="T67"> </text:span><text:span text:style-name="T29">the</text:span><text:span text:style-name="T66"> </text:span><text:span text:style-name="T29">interpretations</text:span><text:span text:style-name="T59"> </text:span><text:span text:style-name="T29">if</text:span><text:span text:style-name="T66"> </text:span><text:span text:style-name="T29">the</text:span><text:span text:style-name="T61"> </text:span><text:span text:style-name="T29">results</text:span><text:span text:style-name="T59"> </text:span><text:span text:style-name="T29">do</text:span><text:span text:style-name="T66"> </text:span><text:span text:style-name="T29">match</text:span><text:span text:style-name="T66"> </text:span><text:span text:style-name="T29">the</text:span><text:span text:style-name="T67"> </text:span><text:span text:style-name="T29">expectations?</text:span></text:p>
        </text:list-item>
        <text:list-item>
          <text:p text:style-name="P117"><text:span text:style-name="T29">What</text:span><text:span text:style-name="T42"> </text:span><text:span text:style-name="T29">are</text:span><text:span text:style-name="T66"> </text:span><text:span text:style-name="T29">the</text:span><text:span text:style-name="T67"> </text:span><text:span text:style-name="T29">interpretations</text:span><text:span text:style-name="T38"> </text:span><text:span text:style-name="T29">if</text:span><text:span text:style-name="T59"> </text:span><text:span text:style-name="T29">the</text:span><text:span text:style-name="T68"> </text:span><text:span text:style-name="T29">results</text:span><text:span text:style-name="T38"> </text:span><text:span text:style-name="T29">do</text:span><text:span text:style-name="T61"> </text:span><text:span text:style-name="T29">not match</text:span><text:span text:style-name="T68"> </text:span><text:span text:style-name="T29">the</text:span><text:span text:style-name="T66"> </text:span><text:span text:style-name="T29">expectations?</text:span></text:p>
        </text:list-item>
        <text:list-item>
          <text:p text:style-name="P117"><text:span text:style-name="T29">Are there any alternative</text:span><text:span text:style-name="T46"> </text:span><text:span text:style-name="T29">interpretations?</text:span></text:p>
        </text:list-item>
        <text:list-item>
          <text:p text:style-name="P117"><text:span text:style-name="T29">Is there any practical or societal relevance? Please</text:span><text:span text:style-name="T71"> </text:span><text:span text:style-name="T29">explain.</text:span></text:p>
        </text:list-item>
      </text:list>
      <text:p text:style-name="P86"/>
      <text:p text:style-name="P79">The goal is to implement a report that takes the results of the statistical analysis and inserts these into a text that can easily be read. This feature aims to improve the usability and simplicity of JASP by reducing the amount of errors users may accidentally make when interpreting their results. Additionally, the report tests statistical assumptions and redirects users to alternative tests if violated. The final project encompasses the student t-test, but the framework should allow easily adaptation for other statistical tests as well. </text:p>
      <text:p text:style-name="P79"/>
      <text:p text:style-name="P30"><text:span text:style-name="T29">Word count = </text:span><text:span text:style-name="T30">85</text:span></text:p>
      <text:p text:style-name="P64"><draw:custom-shape text:anchor-type="char" draw:z-index="51" draw:name="Freeform: Shape 22" draw:style-name="gr10" draw:text-style-name="P132" svg:width="5.4559in" svg:height="0.0016in" svg:x="1.5201in" svg:y="0.2811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soft-page-break/></text:p>
      <text:p text:style-name="P65"/>
      <text:list xml:id="list173022492624594" text:continue-list="list173022193629465" text:style-name="WWNum8">
        <text:list-item>
          <text:list>
            <text:list-item>
              <text:p text:style-name="P103"><text:span text:style-name="T60">WORK PLAN </text:span><text:span text:style-name="T29">– max 500</text:span><text:span text:style-name="T42"> </text:span><text:span text:style-name="T29">words</text:span></text:p>
            </text:list-item>
          </text:list>
        </text:list-item>
      </text:list>
      <text:p text:style-name="P12"><text:span text:style-name="T34">Describe</text:span><text:span text:style-name="T43"> </text:span><text:span text:style-name="T34">how</text:span><text:span text:style-name="T39"> </text:span><text:span text:style-name="T34">the</text:span><text:span text:style-name="T39"> </text:span><text:span text:style-name="T34">research</text:span><text:span text:style-name="T37"> </text:span><text:span text:style-name="T34">project</text:span><text:span text:style-name="T39"> </text:span><text:span text:style-name="T34">will</text:span><text:span text:style-name="T45"> </text:span><text:span text:style-name="T34">be</text:span><text:span text:style-name="T58"> </text:span><text:span text:style-name="T34">executed.</text:span><text:span text:style-name="T49"> </text:span><text:span text:style-name="T34">Who</text:span><text:span text:style-name="T39"> </text:span><text:span text:style-name="T34">is</text:span><text:span text:style-name="T64"> </text:span><text:span text:style-name="T34">doing</text:span><text:span text:style-name="T41"> </text:span><text:span text:style-name="T34">what</text:span><text:span text:style-name="T49"> </text:span><text:span text:style-name="T34">and</text:span><text:span text:style-name="T49"> </text:span><text:span text:style-name="T34">when?</text:span><text:span text:style-name="T39"> </text:span><text:span text:style-name="T34">Is</text:span><text:span text:style-name="T45"> </text:span><text:span text:style-name="T34">the planning of the current project realistic, efficient and</text:span><text:span text:style-name="T72"> </text:span><text:span text:style-name="T34">feasible?</text:span></text:p>
      <text:p text:style-name="P55"/>
      <text:list xml:id="list173021112394582" text:continue-numbering="true" text:style-name="WWNum8">
        <text:list-item>
          <text:list>
            <text:list-item>
              <text:list>
                <text:list-item>
                  <text:h text:style-name="P95" text:outline-level="5"><text:span text:style-name="T3">Time</text:span><text:span text:style-name="T7"> </text:span><text:span text:style-name="T3">schedule</text:span></text:h>
                </text:list-item>
              </text:list>
            </text:list-item>
          </text:list>
        </text:list-item>
      </text:list>
      <text:p text:style-name="P14"><text:span text:style-name="T3">State the total amount of EC as noted in the internship contract (18-24 EC), 1EC stands for 28</text:span><text:span text:style-name="T77"> </text:span><text:span text:style-name="T3">hours</text:span><text:span text:style-name="T77"> </text:span><text:span text:style-name="T3">work.</text:span><text:span text:style-name="T79"> </text:span><text:span text:style-name="T3">Present</text:span><text:span text:style-name="T77"> </text:span><text:span text:style-name="T3">and</text:span><text:span text:style-name="T77"> </text:span><text:span text:style-name="T3">justify</text:span><text:span text:style-name="T78"> </text:span><text:span text:style-name="T3">a</text:span><text:span text:style-name="T76"> </text:span><text:span text:style-name="T3">time</text:span><text:span text:style-name="T90"> </text:span><text:span text:style-name="T3">schedule</text:span><text:span text:style-name="T79"> </text:span><text:span text:style-name="T3">in</text:span><text:span text:style-name="T78"> </text:span><text:span text:style-name="T3">weeks,</text:span><text:span text:style-name="T79"> </text:span><text:span text:style-name="T3">including</text:span><text:span text:style-name="T90"> </text:span><text:span text:style-name="T3">your</text:span><text:span text:style-name="T90"> </text:span><text:span text:style-name="T3">time</text:span><text:span text:style-name="T79"> </text:span><text:span text:style-name="T3">investment in</text:span><text:span text:style-name="T77"> </text:span><text:span text:style-name="T3">hours</text:span><text:span text:style-name="T79"> </text:span><text:span text:style-name="T3">per</text:span><text:span text:style-name="T78"> </text:span><text:span text:style-name="T3">week.</text:span><text:span text:style-name="T78"> </text:span><text:span text:style-name="T3">Plan</text:span><text:span text:style-name="T79"> </text:span><text:span text:style-name="T3">some</text:span><text:span text:style-name="T79"> </text:span><text:span text:style-name="T3">spare</text:span><text:span text:style-name="T78"> </text:span><text:span text:style-name="T3">time,</text:span><text:span text:style-name="T89"> </text:span><text:span text:style-name="T3">and</text:span><text:span text:style-name="T78"> </text:span><text:span text:style-name="T3">indicate</text:span><text:span text:style-name="T78"> </text:span><text:span text:style-name="T3">what</text:span><text:span text:style-name="T78"> </text:span><text:span text:style-name="T3">elements</text:span><text:span text:style-name="T78"> </text:span><text:span text:style-name="T3">can</text:span><text:span text:style-name="T79"> </text:span><text:span text:style-name="T3">be</text:span><text:span text:style-name="T78"> </text:span><text:span text:style-name="T3">cut</text:span><text:span text:style-name="T79"> </text:span><text:span text:style-name="T3">/</text:span><text:span text:style-name="T78"> </text:span><text:span text:style-name="T3">reduced</text:span><text:span text:style-name="T90"> </text:span><text:span text:style-name="T3">if necessary. Provide the intended presentation</text:span><text:span text:style-name="T88"> </text:span><text:span text:style-name="T3">date.</text:span></text:p>
      <text:p text:style-name="P14"/>
      <text:p text:style-name="P87"/>
      <table:table table:name="Table1" table:style-name="Table1">
        <table:table-column table:style-name="Table1.A"/>
        <table:table-column table:style-name="Table1.B"/>
        <table:table-row>
          <table:table-cell table:style-name="Table1.A1" office:value-type="string">
            <text:p text:style-name="P82">February ‘22: 19h/week</text:p>
          </table:table-cell>
          <table:table-cell table:style-name="Table1.B1" office:value-type="string">
            <text:p text:style-name="P82">Learning R, creating Rmd file to mimic JASP</text:p>
          </table:table-cell>
        </table:table-row>
        <table:table-row>
          <table:table-cell table:style-name="Table1.A2" office:value-type="string">
            <text:p text:style-name="P82">March ‘22: 19h/week </text:p>
          </table:table-cell>
          <table:table-cell table:style-name="Table1.B2" office:value-type="string">
            <text:p text:style-name="P82">Working on Rmd file, writing proposal</text:p>
          </table:table-cell>
        </table:table-row>
        <table:table-row>
          <table:table-cell table:style-name="Table1.A2" office:value-type="string">
            <text:p text:style-name="P82">April ‘22: 20h/week</text:p>
          </table:table-cell>
          <table:table-cell table:style-name="Table1.B2" office:value-type="string">
            <text:p text:style-name="P82">Writing proposal, adapting non-parametric tests</text:p>
          </table:table-cell>
        </table:table-row>
        <table:table-row>
          <table:table-cell table:style-name="Table1.A2" office:value-type="string">
            <text:p text:style-name="P82">May’ 22: 39h/week</text:p>
          </table:table-cell>
          <table:table-cell table:style-name="Table1.B2" office:value-type="string">
            <text:p text:style-name="P82">Writing conditions, dividing texts across verbosity, BUFFER FOR PROBLEMS</text:p>
          </table:table-cell>
        </table:table-row>
        <table:table-row>
          <table:table-cell table:style-name="Table1.A2" office:value-type="string">
            <text:p text:style-name="P82">June’ 23: 19h/week</text:p>
          </table:table-cell>
          <table:table-cell table:style-name="Table1.B2" office:value-type="string">
            <text:p text:style-name="P82">Re-starting project, adapting existing code, improve assumption tests</text:p>
          </table:table-cell>
        </table:table-row>
        <table:table-row>
          <table:table-cell table:style-name="Table1.A2" office:value-type="string">
            <text:p text:style-name="P82">July’ 23: 19h/week</text:p>
          </table:table-cell>
          <table:table-cell table:style-name="Table1.B2" office:value-type="string">
            <text:p text:style-name="P82">Rewriting proposal, changing format to new texts</text:p>
          </table:table-cell>
        </table:table-row>
        <table:table-row>
          <table:table-cell table:style-name="Table1.A2" office:value-type="string">
            <text:p text:style-name="P82">August ‘23: 39h/week</text:p>
          </table:table-cell>
          <table:table-cell table:style-name="Table1.B2" office:value-type="string">
            <text:p text:style-name="P82">Introducing it into JASP, creating template for other modules, writing report</text:p>
          </table:table-cell>
        </table:table-row>
      </table:table>
      <text:p text:style-name="P87"/>
      <text:p text:style-name="P66"/>
      <text:list xml:id="list173020633522172" text:continue-numbering="true" text:style-name="WWNum8">
        <text:list-item>
          <text:list>
            <text:list-item>
              <text:list>
                <text:list-item>
                  <text:h text:style-name="P97" text:outline-level="5">Infrastructure</text:h>
                </text:list-item>
              </text:list>
            </text:list-item>
          </text:list>
        </text:list-item>
      </text:list>
      <text:p text:style-name="P7">Where will the research take place? How is access to the facilities and materials ensured?</text:p>
      <text:p text:style-name="P7"/>
      <text:p text:style-name="P8">As this inter<text:span text:style-name="T98">nship is completely digital, there is no need for facilities. If I want to study at the building, I can reach out to the staff to let me study in EJ’s room.</text:span></text:p>
      <text:p text:style-name="P37"/>
      <text:list xml:id="list173021524184247" text:continue-numbering="true" text:style-name="WWNum8">
        <text:list-item>
          <text:list>
            <text:list-item>
              <text:list>
                <text:list-item>
                  <text:h text:style-name="P95" text:outline-level="5"><text:span text:style-name="T3">Data</text:span><text:span text:style-name="T7"> </text:span><text:span text:style-name="T3">storage</text:span></text:h>
                </text:list-item>
              </text:list>
            </text:list-item>
          </text:list>
        </text:list-item>
      </text:list>
      <text:p text:style-name="P18"><text:span text:style-name="T3">Each researcher needs to comply with the storage protocol of the Research Institute </text:span>Psychology: <text:a xlink:type="simple" xlink:href="http://psyres.uva.nl/content/scientific-integrity-docs/data-protocol.html" text:style-name="Internet_20_link" text:visited-style-name="Visited_20_Internet_20_Link"><text:span text:style-name="T84">h</text:span></text:a><text:a xlink:type="simple" xlink:href="http://psyres.uva.nl/content/scientific-integrity-docs/data-protocol.html" text:style-name="Internet_20_link" text:visited-style-name="Visited_20_Internet_20_Link"><text:span text:style-name="T86">ttp://psyres.uva.nl/content/scientific-integrity-docs/data-protocol.html</text:span></text:a></text:p>
      <text:p text:style-name="P122"/>
      <text:p text:style-name="P88">Since the only data “collected” is the description of methodological results from experts, there is no need for data storage. </text:p>
      <text:p text:style-name="P88"/>
      <text:list xml:id="list173021244539626" text:continue-numbering="true" text:style-name="WWNum8">
        <text:list-item>
          <text:list>
            <text:list-item>
              <text:list>
                <text:list-item>
                  <text:p text:style-name="P123">Budget </text:p>
                </text:list-item>
              </text:list>
            </text:list-item>
          </text:list>
        </text:list-item>
      </text:list>
      <text:p text:style-name="P6">A € 25 budget may be used for printing costs (e.g. for the conference poster). Please go to the secretariat of the specialization of your supervisor with your receipts.</text:p>
      <text:p text:style-name="P73"/>
      <text:p text:style-name="P74">Due to unforeseeable events, the time schedule and work plan was delayed and thereby stretched longer than originally intended. </text:p>
      <text:p text:style-name="P32"><draw:custom-shape text:anchor-type="char" draw:z-index="28" draw:name="Group 17" draw:style-name="gr33" draw:text-style-name="P132" svg:width="2.1953in" svg:height="0.1886in" svg:x="2.3382in" svg:y="0.0339in"><text:p/><draw:enhanced-geometry draw:type="non-primitive"/></draw:custom-shape><text:span text:style-name="T29">Word count = </text:span><text:span text:style-name="T31">139</text:span></text:p>
      <text:p text:style-name="Text_20_body"/>
      <text:p text:style-name="P66"/>
      <text:p text:style-name="P66"/>
      <text:p text:style-name="P66"/>
      <text:p text:style-name="P128"><draw:custom-shape text:anchor-type="char" draw:z-index="52" draw:name="Freeform: Shape 16" draw:style-name="gr9" draw:text-style-name="P132" svg:width="5.4559in" svg:height="0.0016in" svg:x="1.5201in" svg:y="0.2083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129"/>
      <text:list xml:id="list173021692957897" text:continue-numbering="true" text:style-name="WWNum8">
        <text:list-item>
          <text:list>
            <text:list-item>
              <text:h text:style-name="P99" text:outline-level="5">REFERENCES</text:h>
            </text:list-item>
          </text:list>
        </text:list-item>
      </text:list>
      <text:p text:style-name="P35"/>
      <text:p text:style-name="P125"><text:span text:style-name="T3">Anscombe, F. J. (1973). Graphs in Statistical Analysis, </text:span><text:span text:style-name="T92">The American Statistician, 27</text:span><text:span text:style-name="T3">(1), 17-21, </text:span><text:span text:style-name="T4">doi</text:span><text:span text:style-name="T3">: 10.1080/00031305.1973.10478966</text:span></text:p>
      <text:p text:style-name="P125"><text:span text:style-name="T3">Falk, R., &amp; Greenbaum, C. W. (1995). Significance Tests Die Hard: The Amaz-<text:line-break/>ing Persistence of a Probabilistic Misconception. Theory &amp; Psychology,<text:line-break/>5 (1), 75–98. https://doi.org/10.1177/0959354395051004<text:line-break/>Fidler, F., &amp; Loftus, G. R. (2009). Why Figures with Error Bars Should Re-<text:line-break/>place p Values: Some Conceptual Arguments and Empirical Demon-<text:line-break/>strations. Zeitschrift f ̈ur Psychologie / Journal of Psychology, 217 (1),<text:line-break/>27–37. https://doi.org/10.1027/0044-3409.217.1.27<text:line-break/>Gigerenzer, G. (2004). Mindless statistics. The Journal of Socio-Economics,<text:line-break/>33 (5), 587–606. https://doi.org/10.1016/j.socec.2004.09.033<text:line-break/>Goodman, S. (2008). A Dirty Dozen: Twelve P-Value Misconceptions. Sem-<text:line-break/>inars in Hematology, 45 (3), 135–140. https://doi.org/10.1053/j.<text:line-break/>seminhematol.2008.04.003<text:line-break/>Haller, H., &amp; Krauss, S. (2002). Misinterpretations of Significance: A Problem<text:line-break/>Students Share with Their Teachers? Methods of Psychological Research<text:line-break/>Online, 7 (1).<text:line-break/>Held, L. (2013). Reverse-Bayes analysis of two common misinterpretations of<text:line-break/>significance tests. Clinical Trials (London, England), 10 (2), 236–242.<text:line-break/>https://doi.org/10.1177/1740774512468807<text:line-break/>Hoekstra, R., Morey, R. D., Rouder, J. N., &amp; Wagenmakers, E.-J. (2014). Ro-<text:line-break/>bust misinterpretation of confidence intervals. Psychonomic Bulletin &amp;<text:line-break/>Review, 21 (5), 1157–1164. https://doi.org/10.3758/s13423-013-0572-3<text:line-break/>Knottnerus, J. A., &amp; Bouter, L. M. (2001). The ethics of sample size: Two-sided<text:line-break/>testing and one-sided thinking. Journal of clinical epidemiology, 54 (2),<text:line-break/>109–110. https://doi.org/10.1016/s0895-4356(00)00276-6<text:line-break/>Morey, R. D., Hoekstra, R., Rouder, J. N., Lee, M. D., &amp; Wagenmakers, E.-J.<text:line-break/>(2016). The fallacy of placing confidence in confidence intervals. Psy-<text:line-break/>chonomic Bulletin &amp; Review, 23 (1), 103–123. https://doi.org/10.3758/<text:line-break/>s13423-015-0947-8<text:line-break/>Muff, S., Nilsen, E. B., O’Hara, R. B., &amp; Nater, C. R. (2022). Rewriting results<text:line-break/>sections in the language of evidence. Trends in Ecology &amp; Evolution,<text:line-break/>37 (3), 203–210. https://doi.org/10.1016/j.tree.2021.10.009<text:line-break/>Murtaugh, P. A. (2014). In defense of P values. Ecology, 95 (3), 611–617. https:<text:line-break/>//doi.org/10.1890/13-0590.1<text:line-break/>Oakes, M. W. (1986). Statistical inference: A commentary for the social and<text:line-break/>behavioural sciences. Wiley.<text:line-break/>Royall, R. M. (1997). Statistical evidence: A likelihood paradigm (1st ed). Chap-<text:line-break/>man &amp; Hall.<text:line-break/>Schmidt, F. L. (1996). Statistical significance testing and cumulative knowledge<text:line-break/>in psychology: Implications for training of researchers. Psychological<text:line-break/>Methods, 1 (2), 115–129. https://doi.org/10.1037/1082-989X.1.2.115<text:line-break/>Stephens, P. A., Buskirk, S. W., Hayward, G. D., &amp; Martinez Del Rio, C. (2005).<text:line-break/>Information theory and hypothesis testing: A call for pluralism. Journal<text:line-break/>of Applied Ecology, 42 (1), 4–12. https://doi.org/10.1111/j.1365-<text:line-break/>2664.2005.01002.x</text:span></text:p>
      <text:p text:style-name="P124">Tendeiro, J. N., &amp; Kiers, H. A. L. (2019). A review of issues about null hypothesis<text:line-break/>Bayesian testing. Psychological Methods, 24 (6), 774–795. https://doi.<text:line-break/>org/10.1037/met0000221<text:line-break/>van Ravenzwaaij, D., &amp; Wagenmakers, E.-J. (2021). Advantages masquerading<text:line-break/><text:soft-page-break/>as ”issues” in Bayesian hypothesis testing: A commentary on Tendeiro<text:line-break/>and Kiers (2019). Psychological Methods. https://doi.org/10.1037/<text:line-break/>met0000415</text:p>
      <text:p text:style-name="P124"/>
      <text:p text:style-name="P68"><draw:custom-shape text:anchor-type="char" draw:z-index="53" draw:name="Freeform: Shape 15" draw:style-name="gr8" draw:text-style-name="P132" svg:width="5.4559in" svg:height="0.0016in" svg:x="1.5201in" svg:y="0.1965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67"/>
      <text:list xml:id="list173021723910857" text:continue-numbering="true" text:style-name="WWNum8">
        <text:list-item>
          <text:list>
            <text:list-item>
              <text:h text:style-name="P96" text:outline-level="5"><text:span text:style-name="T3">FURTHER</text:span><text:span text:style-name="T94"> </text:span><text:span text:style-name="T3">STEPS</text:span></text:h>
            </text:list-item>
          </text:list>
        </text:list-item>
      </text:list>
      <text:p text:style-name="P36"/>
      <text:p text:style-name="P16"><text:span text:style-name="T3">Make sure your supervisor submits an Ethics Checklist for your intended research to the Ethics</text:span><text:span text:style-name="T76"> </text:span><text:span text:style-name="T3">Review</text:span><text:span text:style-name="T23"> </text:span><text:span text:style-name="T3">Board</text:span><text:span text:style-name="T79"> </text:span><text:span text:style-name="T3">of</text:span><text:span text:style-name="T21"> </text:span><text:span text:style-name="T3">the</text:span><text:span text:style-name="T76"> </text:span><text:span text:style-name="T3">Department</text:span><text:span text:style-name="T23"> </text:span><text:span text:style-name="T3">of</text:span><text:span text:style-name="T23"> </text:span><text:span text:style-name="T3">Psychology</text:span><text:span text:style-name="T77"> </text:span><text:span text:style-name="T3">at</text:span><text:span text:style-name="T79"> </text:span><text:span text:style-name="T85">h</text:span><text:span text:style-name="T87">ttps://</text:span><text:a xlink:type="simple" xlink:href="http://www.lab.uva.nl/lab/ethics/" text:style-name="Standard" text:visited-style-name="Standard"><text:span text:style-name="T87">www.lab.uva.nl/lab/ethics/</text:span></text:a></text:p>
      <text:p text:style-name="P60"><draw:custom-shape text:anchor-type="char" draw:z-index="54" draw:name="Freeform: Shape 14" draw:style-name="gr7" draw:text-style-name="P132" svg:width="5.4559in" svg:height="0.0016in" svg:x="1.5201in" svg:y="0.1925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Text_20_body"/>
      <text:p text:style-name="P69"/>
      <text:list xml:id="list173021554665344" text:continue-numbering="true" text:style-name="WWNum8">
        <text:list-item>
          <text:list>
            <text:list-item>
              <text:h text:style-name="P98" text:outline-level="5">SIGNATURES</text:h>
            </text:list-item>
          </text:list>
        </text:list-item>
      </text:list>
      <text:p text:style-name="P33"/>
      <text:list xml:id="list3850146453" text:style-name="WWNum2">
        <text:list-item>
          <text:p text:style-name="P111"><text:span text:style-name="T29">I hereby declare that both this proposal, and its resulting internship, will only contain original</text:span><text:span text:style-name="T46"> </text:span><text:span text:style-name="T29">material</text:span><text:span text:style-name="T65"> </text:span><text:span text:style-name="T29">and</text:span><text:span text:style-name="T46"> </text:span><text:span text:style-name="T29">is</text:span><text:span text:style-name="T44"> </text:span><text:span text:style-name="T29">free</text:span><text:span text:style-name="T48"> </text:span><text:span text:style-name="T29">of</text:span><text:span text:style-name="T44"> </text:span><text:span text:style-name="T29">plagiarism</text:span><text:span text:style-name="T46"> </text:span><text:span text:style-name="T29">(cf.</text:span><text:span text:style-name="T44"> </text:span><text:span text:style-name="T29">Teaching</text:span><text:span text:style-name="T65"> </text:span><text:span text:style-name="T29">and</text:span><text:span text:style-name="T46"> </text:span><text:span text:style-name="T29">Examination</text:span><text:span text:style-name="T46"> </text:span><text:span text:style-name="T29">Regulation</text:span><text:span text:style-name="T46"> </text:span><text:span text:style-name="T29">in</text:span><text:span text:style-name="T46"> </text:span><text:span text:style-name="T29">the research master’s course</text:span><text:span text:style-name="T40"> </text:span><text:span text:style-name="T29">catalogue).</text:span></text:p>
        </text:list-item>
        <text:list-item>
          <text:p text:style-name="P112"><text:span text:style-name="T29">I hereby declare that the results section of the internship report will consist of two subsections,</text:span><text:span text:style-name="T69"> </text:span><text:span text:style-name="T29">one</text:span><text:span text:style-name="T32"> </text:span><text:span text:style-name="T29">entitled</text:span><text:span text:style-name="T32"> </text:span><text:span text:style-name="T29">“confirmatory</text:span><text:span text:style-name="T57"> </text:span><text:span text:style-name="T29">analyses”</text:span><text:span text:style-name="T36"> </text:span><text:span text:style-name="T29">and</text:span><text:span text:style-name="T65"> </text:span><text:span text:style-name="T29">one</text:span><text:span text:style-name="T36"> </text:span><text:span text:style-name="T29">entitled</text:span><text:span text:style-name="T73"> </text:span><text:span text:style-name="T29">“exploratory</text:span><text:span text:style-name="T32"> </text:span><text:span text:style-name="T29">analyses” (one of the two subsections may be</text:span><text:span text:style-name="T73"> </text:span><text:span text:style-name="T29">empty):</text:span></text:p>
        </text:list-item>
      </text:list>
      <text:list xml:id="list2173830499" text:style-name="WWNum1">
        <text:list-item>
          <text:p text:style-name="P113"><text:span text:style-name="T29">The</text:span><text:span text:style-name="T65"> </text:span><text:span text:style-name="T29">confirmatory</text:span><text:span text:style-name="T48"> </text:span><text:span text:style-name="T29">analysis</text:span><text:span text:style-name="T44"> </text:span><text:span text:style-name="T29">section</text:span><text:span text:style-name="T65"> </text:span><text:span text:style-name="T29">reports</text:span><text:span text:style-name="T40"> </text:span><text:span text:style-name="T34">exactly</text:span><text:span text:style-name="T45"> </text:span><text:span text:style-name="T29">the</text:span><text:span text:style-name="T48"> </text:span><text:span text:style-name="T29">analyses</text:span><text:span text:style-name="T46"> </text:span><text:span text:style-name="T29">proposed</text:span><text:span text:style-name="T65"> </text:span><text:span text:style-name="T29">in</text:span><text:span text:style-name="T40"> </text:span><text:span text:style-name="T29">Section</text:span><text:span text:style-name="T65"> </text:span><text:span text:style-name="T29">4 of this</text:span><text:span text:style-name="T66"> </text:span><text:span text:style-name="T29">proposal</text:span></text:p>
        </text:list-item>
        <text:list-item>
          <text:p text:style-name="P114"><text:span text:style-name="T29">The</text:span><text:span text:style-name="T32"> </text:span><text:span text:style-name="T29">exploratory</text:span><text:span text:style-name="T36"> </text:span><text:span text:style-name="T29">analysis</text:span><text:span text:style-name="T65"> </text:span><text:span text:style-name="T29">section</text:span><text:span text:style-name="T44"> </text:span><text:span text:style-name="T29">contains</text:span><text:span text:style-name="T65"> </text:span><text:span text:style-name="T29">not</text:span><text:span text:style-name="T36"> </text:span><text:span text:style-name="T29">previously</text:span><text:span text:style-name="T57"> </text:span><text:span text:style-name="T29">specified,</text:span><text:span text:style-name="T65"> </text:span><text:span text:style-name="T29">and</text:span><text:span text:style-name="T46"> </text:span><text:span text:style-name="T29">thus exploratory,</text:span><text:span text:style-name="T68"> </text:span><text:span text:style-name="T29">analyses.</text:span></text:p>
        </text:list-item>
      </text:list>
      <text:p text:style-name="Text_20_body"/>
      <text:p text:style-name="Text_20_body"/>
      <text:p text:style-name="P70"/>
      <text:h text:style-name="P10" text:outline-level="5"><draw:g text:anchor-type="char" draw:z-index="57" draw:name="Group 8" draw:style-name="gr1"><draw:line draw:name="Line 80" draw:style-name="gr2" draw:text-style-name="P130" svg:x1="5.6264in" svg:y1="0.5236in" svg:x2="7.9083in" svg:y2="0.524in"><text:p/></draw:line><draw:custom-shape draw:name="Rectangle 81" draw:style-name="gr3" draw:text-style-name="P131" svg:width="0.0134in" svg:height="0.0059in" svg:x="7.9335in" svg:y="0.52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Location:<text:tab/>Student’s</text:span><text:span text:style-name="T77"> </text:span><text:span text:style-name="T3">signature:<text:tab/>Supervisor’s</text:span><text:span text:style-name="T27"> </text:span><text:span text:style-name="T3">signature:</text:span></text:h>
      <text:p text:style-name="P71"/>
      <text:p text:style-name="P61"><draw:g text:anchor-type="char" draw:z-index="55" draw:name="Group 4" draw:style-name="gr6"><draw:custom-shape draw:name="Rectangle 73" draw:style-name="gr3" draw:text-style-name="P131" svg:width="0.0114in" svg:height="0.0059in" svg:x="1.1799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4" draw:style-name="gr5" draw:text-style-name="P130" svg:x1="1.215in" svg:y1="0.1874in" svg:x2="3.0972in" svg:y2="0.1878in"><text:p/></draw:line><draw:custom-shape draw:name="Rectangle 75" draw:style-name="gr3" draw:text-style-name="P131" svg:width="0.0134in" svg:height="0.0059in" svg:x="3.1201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6" draw:name="Group 1" draw:style-name="gr4"><draw:custom-shape draw:name="Rectangle 77" draw:style-name="gr3" draw:text-style-name="P131" svg:width="0.0268in" svg:height="0.0059in" svg:x="3.3193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8" draw:style-name="gr5" draw:text-style-name="P130" svg:x1="3.3701in" svg:y1="0.1874in" svg:x2="5.4465in" svg:y2="0.1878in"><text:p/></draw:line></draw: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sans-serif" svg:font-family="sans-serif"/>
    <style:font-face style:name="sans-serif1" svg:font-family="sans-serif"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 draw:style="rect" draw:dots1="1" draw:dots1-length="300%" draw:distance="10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1.0008in" fo:margin-right="0in" fo:text-indent="-0.3646in" style:auto-text-indent="false">
        <style:tab-stops/>
      </style:paragraph-properties>
      <style:text-properties fo:font-size="10pt"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5" style:display-name="Heading 5" style:family="paragraph" style:parent-style-name="Standard" loext:linked-style-name="Heading_20_5_20_Char" style:default-outline-level="5" style:list-style-name="" style:class="text">
      <style:paragraph-properties fo:margin-left="1.0055in" fo:margin-right="0in" fo:text-indent="-0.3709in" style:auto-text-indent="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paragraph-properties fo:margin-left="0.6165in" fo:margin-right="0in" fo:text-indent="-0.2354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loext:linked-style-name="Heading_20_5">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fo:letter-spacing="-0.0728in" style:text-underline-style="solid" style:text-underline-width="auto" style:text-underline-color="#000000"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5" style:display-name="ListLabel 65"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6" style:display-name="ListLabel 66"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354in" fo:margin-left="1.105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354in" fo:margin-left="1.7016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354in" fo:margin-left="2.2917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354in" fo:margin-left="2.881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354in" fo:margin-left="3.47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354in" fo:margin-left="4.062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354in" fo:margin-left="4.652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354in" fo:margin-left="5.242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354in" fo:margin-left="5.8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181in" fo:margin-left="0.6354in"/>
        </style:list-level-properties>
        <style:text-properties fo:font-family="Calibri"/>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181in" fo:margin-left="1.276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181in" fo:margin-left="1.913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181in" fo:margin-left="2.5516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181in" fo:margin-left="3.18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181in" fo:margin-left="3.826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181in" fo:margin-left="4.4638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181in" fo:margin-left="5.101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181in" fo:margin-left="5.7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1854in" fo:margin-left="0.8201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854in" fo:margin-left="1.439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854in" fo:margin-left="2.058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854in" fo:margin-left="2.678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854in" fo:margin-left="3.297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854in" fo:margin-left="3.916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854in" fo:margin-left="4.536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854in" fo:margin-left="5.155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854in" fo:margin-left="5.77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783in" fo:margin-left="0.9138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783in" fo:margin-left="1.5264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783in" fo:margin-left="2.136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783in" fo:margin-left="2.7457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783in" fo:margin-left="3.355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783in" fo:margin-left="3.9654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783in" fo:margin-left="4.5752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783in" fo:margin-left="5.184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783in" fo:margin-left="5.79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354in" fo:margin-left="0.8701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2354in" fo:margin-left="1.489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354in" fo:margin-left="2.1028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354in" fo:margin-left="2.716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354in" fo:margin-left="3.330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354in" fo:margin-left="3.944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354in" fo:margin-left="4.5583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354in" fo:margin-left="5.172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354in" fo:margin-left="5.7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1425in" fo:margin-left="0.5236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917in" fo:margin-left="1.0272in"/>
        </style:list-level-properties>
      </text:list-level-style-number>
      <text:list-level-style-number text:level="3" text:style-name="ListLabel_20_66" loext:num-list-format="%2%.%3%" style:num-format="1" text:display-levels="2">
        <style:list-level-properties text:list-level-position-and-space-mode="label-alignment">
          <style:list-level-label-alignment text:label-followed-by="listtab" fo:text-indent="-0.2354in" fo:margin-left="0.8701in"/>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2354in" fo:margin-left="1.028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354in" fo:margin-left="1.8827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354in" fo:margin-left="2.7374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354in" fo:margin-left="3.5929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354in" fo:margin-left="4.448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354in" fo:margin-left="5.3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1252in" fo:margin-left="2.1354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loext:graphic-properties draw:fill="solid" draw:fill-color="#000000"/>
      <style:paragraph-properties fo:text-align="start"/>
      <style:text-properties fo:font-size="18pt"/>
    </style:style>
    <style:style style:name="MP3" style:family="paragraph" style:parent-style-name="Text_20_body">
      <style:paragraph-properties fo:margin-left="0.0138in" fo:margin-right="0in" fo:margin-top="0.0181in" fo:margin-bottom="0in" style:contextual-spacing="false" fo:text-indent="0in" style:auto-text-indent="false"/>
    </style:style>
    <style:style style:name="MP4" style:family="paragraph">
      <loext:graphic-properties draw:fill="none"/>
      <style:paragraph-properties fo:text-align="start"/>
      <style:text-properties fo:font-size="18pt"/>
    </style:style>
    <style:style style:name="MP5" style:family="paragraph" style:parent-style-name="Text_20_body">
      <style:paragraph-properties fo:margin-left="0.0138in" fo:margin-right="0in" fo:line-height="0.1591in" fo:text-indent="0in" style:auto-text-indent="false"/>
    </style:style>
    <style:style style:name="MP6" style:family="paragraph" style:parent-style-name="Text_20_body">
      <style:paragraph-properties fo:margin-left="0.0138in" fo:margin-right="0in" fo:line-height="0.1591in" fo:text-indent="0in" style:auto-text-indent="false"/>
      <style:text-properties style:text-scale="105%"/>
    </style:style>
    <style:style style:name="MT1" style:family="text">
      <style:text-properties style:font-name="Garamond" style:text-scale="105%"/>
    </style:style>
    <style:style style:name="MT2" style:family="text">
      <style:text-properties style:font-name="Garamond" fo:letter-spacing="-0.0283in" style:text-scale="105%"/>
    </style:style>
    <style:style style:name="MT3" style:family="text">
      <style:text-properties style:text-scale="105%"/>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0008in" fo:margin-right="0.0047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fr3" style:family="graphic" style:parent-style-name="Frame">
      <style:graphic-properties fo:margin-left="0.0035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4634in" fo:margin-bottom="0.652in" fo:margin-left="0.9028in" fo:margin-right="0.5835in" style:writing-mode="lr-tb" style:layout-grid-color="#c0c0c0" style:layout-grid-lines="237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118in" fo:margin-left="0in" fo:margin-right="0in" fo:margin-bottom="0.372in" style:dynamic-spacing="true"/>
      </style:header-style>
      <style:footer-style>
        <style:header-footer-properties fo:min-height="0.1256in" fo:margin-left="0in" fo:margin-right="0in" fo:margin-top="0.0866in" style:dynamic-spacing="tru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jpeg" text:anchor-type="char" svg:x="1.5382in" svg:y="0.4634in" svg:width="1.7484in" svg:height="0.2665in" draw:z-index="22"><draw:image xlink:href="Pictures/1000000000000520000000C9B0FDF49526537750.jpg" xlink:type="simple" xlink:show="embed" xlink:actuate="onLoad" draw:mime-type="image/jpeg"/></draw:frame><draw:custom-shape text:anchor-type="char" draw:z-index="16" draw:name="Rectangle 92" draw:style-name="Mgr1" draw:text-style-name="MP2" svg:width="0.0134in" svg:height="0.0071in" svg:x="7.6319in" svg:y="2.92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Rectangle 91" draw:style-name="Mgr2" draw:text-style-name="MP2" svg:width="0.0268in" svg:height="0.0071in" svg:x="3.3217in" svg:y="3.2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Rectangle 90" draw:style-name="Mgr3" draw:text-style-name="MP2" svg:width="0.0134in" svg:height="0.0071in" svg:x="7.6319in" svg:y="3.2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89"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 draw:name="Text Box 88" draw:style-name="Mgr5" draw:text-style-name="MP4" svg:width="0.2016in" svg:height="0.1724in" svg:x="4.1598in" svg:y="10.1953in"><text:p text:style-name="MP5"><text:span text:style-name="MT3">1</text:span><text:page-number text:select-page="current">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1" draw:style-name="Mdp1">
      <style:header>
        <text:p text:style-name="MP1"><draw:frame draw:style-name="Mfr1" draw:name="Image1" text:anchor-type="char" svg:x="1.5382in" svg:y="0.4634in" svg:width="1.7484in" svg:height="0.2665in" draw:z-index="8"><draw:image xlink:href="Pictures/1000000000000520000000C9B0FDF49526537750.jpg" xlink:type="simple" xlink:show="embed" xlink:actuate="onLoad" draw:mime-type="image/jpeg"/></draw:frame><draw:custom-shape text:anchor-type="char" draw:z-index="14" draw:name="Text Box 87"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25" draw:name="Text Box 86" draw:style-name="Mgr5" draw:text-style-name="MP4" svg:width="0.2016in" svg:height="0.1724in" svg:x="4.1598in" svg:y="10.1953in"><text:p text:style-name="MP5"><text:span text:style-name="MT3">1</text:span><text:page-number text:select-page="current">1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frame draw:style-name="Mfr1" draw:name="Image2" text:anchor-type="char" svg:x="1.5382in" svg:y="0.4634in" svg:width="1.7484in" svg:height="0.2665in" draw:z-index="0"><draw:image xlink:href="Pictures/1000000000000520000000C9B0FDF49526537750.jpg" xlink:type="simple" xlink:show="embed" xlink:actuate="onLoad" draw:mime-type="image/jpeg"/></draw:frame><draw:custom-shape text:anchor-type="char" draw:z-index="8" draw:name="Text Box 85"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5" text:anchor-type="char" svg:x="5.8756in" svg:y="0.5984in" svg:width="1.7866in" svg:height="0.1909in" draw:z-index="0"><draw:text-box><text:p text:style-name="MP3"><text:span text:style-name="MT1">Graduate School of</text:span><text:span text:style-name="MT2"> </text:span><text:span text:style-name="MT1">Psychology</text:span></text:p></draw:text-box></draw:frame><draw:frame draw:style-name="Mfr2" draw:name="Frame51" text:anchor-type="char" svg:x="5.8756in" svg:y="0.5984in" svg:width="1.7866in" svg:height="0.1909in" draw:z-index="0"><draw:text-box><text:p text:style-name="MP3"><text:span text:style-name="MT1">Graduate School of</text:span><text:span text:style-name="MT2"> </text:span><text:span text:style-name="MT1">Psychology</text:span></text:p></draw:text-box></draw:frame><draw:frame draw:style-name="Mfr2" draw:name="Frame511" text:anchor-type="char" svg:x="5.8756in" svg:y="0.5984in" svg:width="1.7866in" svg:height="0.1909in" draw:z-index="0"><draw:text-box><text:p text:style-name="MP3"><text:span text:style-name="MT1">Graduate School of</text:span><text:span text:style-name="MT2"> </text:span><text:span text:style-name="MT1">Psychology</text:span></text:p></draw:text-box></draw:frame></text:p>
      </style:header>
      <style:footer>
        <text:p text:style-name="MP1"><draw:custom-shape text:anchor-type="char" draw:z-index="0" draw:name="Text Box 84" draw:style-name="Mgr6" draw:text-style-name="MP4" svg:width="0.174in" svg:height="0.1724in" svg:x="4.1598in" svg:y="10.1953in"><text:p text:style-name="MP5"><text:span text:style-name="MT3">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Frame6" text:anchor-type="char" svg:x="4.1598in" svg:y="10.1953in" svg:width="0.1744in" svg:height="0.1728in" draw:z-index="0"><draw:text-box><text:p text:style-name="MP5"><text:span text:style-name="MT3">20</text:span></text:p></draw:text-box></draw:frame><draw:frame draw:style-name="Mfr3" draw:name="Frame61" text:anchor-type="char" svg:x="4.1598in" svg:y="10.1953in" svg:width="0.1744in" svg:height="0.1728in" draw:z-index="0"><draw:text-box><text:p text:style-name="MP6">20</text:p></draw:text-box></draw:frame><draw:frame draw:style-name="Mfr3" draw:name="Frame611" text:anchor-type="char" svg:x="4.1598in" svg:y="10.1953in" svg:width="0.1744in" svg:height="0.1728in" draw:z-index="0"><draw:text-box><text:p text:style-name="MP6">20</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ne Bentvelzen</meta:initial-creator>
    <meta:editing-cycles>9</meta:editing-cycles>
    <meta:creation-date>2021-10-27T13:34:00</meta:creation-date>
    <dc:date>2023-08-12T17:30:20.258625165</dc:date>
    <meta:editing-duration>PT23H46M10S</meta:editing-duration>
    <meta:generator>LibreOffice/7.3.7.2$Linux_X86_64 LibreOffice_project/30$Build-2</meta:generator>
    <meta:document-statistic meta:table-count="1" meta:image-count="3" meta:object-count="0" meta:page-count="7" meta:paragraph-count="126" meta:word-count="2554" meta:character-count="17052" meta:non-whitespace-character-count="14610"/>
    <meta:user-defined meta:name="AppVersion">16.0000</meta:user-defined>
    <meta:user-defined meta:name="ZOTERO_PREF_1">&lt;data data-version="3" zotero-version="6.0.26"&gt;&lt;session id="zWA9KhXJ"/&gt;&lt;style id="http://www.zotero.org/styles/apa" locale="en-US" hasBibliography="1" bibliographyStyleHasBeenSet="0"/&gt;&lt;prefs&gt;&lt;pref name="fieldType" value="ReferenceMark"/&gt;&lt;pref name="automa</meta:user-defined>
    <meta:user-defined meta:name="ZOTERO_PREF_2">ticJournalAbbreviations" value="true"/&gt;&lt;/prefs&gt;&lt;/data&gt;</meta:user-defined>
    <meta:template xlink:type="simple" xlink:actuate="onRequest" xlink:title="Normal" xlink:href=""/>
  </office:meta>
</office:document-meta>
</file>